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center"/>
      <style:text-properties style:font-name="Times" fo:font-size="28.0pt"/>
    </style:style>
    <style:style style:name="P2" style:family="paragraph" style:parent-style-name="Standard">
      <style:paragraph-properties fo:text-align="center"/>
      <style:text-properties style:font-name="Times" fo:font-size="26.0pt"/>
    </style:style>
    <style:style style:name="P3" style:family="paragraph" style:parent-style-name="Standard">
      <style:text-properties style:font-name="Times" fo:font-size="16.0pt"/>
    </style:style>
    <style:style style:name="P4" style:family="paragraph" style:parent-style-name="Standard">
      <style:text-properties style:font-name="Times" fo:font-size="26.0pt"/>
    </style:style>
    <style:style style:name="P5" style:family="paragraph" style:parent-style-name="Standard">
      <style:text-properties style:font-name="Times" fo:font-size="14.0pt"/>
    </style:style>
    <style:style style:name="P6" style:family="paragraph" style:parent-style-name="Standard">
      <style:paragraph-properties fo:margin-bottom="0.0833in" fo:text-align="justify"/>
      <style:text-properties style:font-name="Times" fo:font-size="18.0pt" fo:color="#000000"/>
    </style:style>
    <style:style style:name="P7" style:family="paragraph" style:parent-style-name="Standard">
      <style:paragraph-properties fo:margin-bottom="0.0833in" fo:text-align="justify"/>
      <style:text-properties style:font-name="Times" fo:font-size="16.0pt" fo:color="#000000"/>
    </style:style>
    <style:style style:name="P8" style:family="paragraph" style:parent-style-name="Standard">
      <style:paragraph-properties fo:margin-bottom="0.0833in" fo:text-align="center"/>
      <style:text-properties style:font-name="Times" fo:font-size="14.0pt" fo:color="#0066cc"/>
    </style:style>
    <style:style style:name="P9" style:family="paragraph" style:parent-style-name="Standard">
      <style:paragraph-properties fo:margin-bottom="0.0833in" fo:text-align="justify"/>
      <style:text-properties style:font-name="Times" fo:font-size="10.0pt" fo:color="#0066cc"/>
    </style:style>
    <style:style style:name="P10" style:family="paragraph" style:parent-style-name="Standard">
      <style:text-properties style:font-name="Times" fo:font-size="10.0pt" fo:color="#0066cc" fo:background-color="#cccccc"/>
    </style:style>
    <style:style style:name="P11" style:family="paragraph" style:parent-style-name="Standard">
      <style:paragraph-properties fo:margin-left="0.2917in"/>
      <style:text-properties style:font-name="Times" fo:font-size="10.0pt" fo:color="#0066cc" fo:background-color="#cccccc"/>
    </style:style>
    <style:style style:name="P12" style:family="paragraph" style:parent-style-name="Standard">
      <style:paragraph-properties fo:margin-left="0.4375in" fo:margin-right="0.0625in" style:line-height-at-least="0.1354in"/>
      <style:text-properties style:font-name="Times" fo:font-size="10.0pt" fo:color="#0066cc" fo:background-color="#cccccc"/>
    </style:style>
    <style:style style:name="P13"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0.0pt" fo:color="#0066cc" fo:background-color="#cccccc"/>
    </style:style>
    <style:style style:name="P14"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0.0pt" fo:color="#0066cc" fo:background-color="#cccccc"/>
    </style:style>
    <style:style style:name="P15" style:family="paragraph" style:parent-style-name="Standard">
      <style:paragraph-properties fo:margin-left="0.2500in"/>
      <style:text-properties style:font-name="Times" fo:font-size="10.0pt" fo:color="#0066cc" fo:background-color="#cccccc"/>
    </style:style>
    <style:style style:name="P16" style:family="paragraph" style:parent-style-name="Standard">
      <style:paragraph-properties fo:margin-left="0.2500in"/>
      <style:text-properties style:font-name="Times" fo:font-size="10.0pt" fo:color="#0066cc" fo:background-color="#ffffff"/>
    </style:style>
    <style:style style:name="P17" style:family="paragraph" style:parent-style-name="Standard">
      <style:paragraph-properties fo:margin-bottom="0.0833in" fo:text-align="justify"/>
      <style:text-properties style:font-name="Times" fo:font-size="16.0pt" fo:color="#000000" fo:background-color="#ffffff"/>
    </style:style>
    <style:style style:name="P18" style:family="paragraph" style:parent-style-name="Standard">
      <style:paragraph-properties fo:text-align="justify"/>
      <style:text-properties style:font-name="Times" fo:font-size="16.0pt" fo:color="#000000"/>
    </style:style>
    <style:style style:name="P19" style:family="paragraph" style:parent-style-name="Standard">
      <style:paragraph-properties fo:text-align="justify"/>
      <style:text-properties style:font-name="Times" fo:font-size="16.0pt" fo:color="#000000" fo:background-color="#ffffff"/>
    </style:style>
    <style:style style:name="P20" style:family="paragraph" style:parent-style-name="Standard">
      <style:text-properties style:font-name="Times" fo:font-size="18.0pt"/>
    </style:style>
    <style:style style:name="P21" style:family="paragraph" style:parent-style-name="Standard">
      <style:paragraph-properties fo:margin-bottom="0.0833in" fo:text-align="justify"/>
      <style:text-properties style:font-name="Times" fo:font-size="16.0pt"/>
    </style:style>
    <style:style style:name="P22" style:family="paragraph" style:parent-style-name="Standard">
      <style:paragraph-properties fo:margin-bottom="0.0833in"/>
      <style:text-properties style:font-name="Times" fo:font-size="16.0pt" fo:color="#000000" fo:background-color="#cccccc"/>
    </style:style>
    <style:style style:name="P23" style:family="paragraph" style:parent-style-name="Standard">
      <style:paragraph-properties fo:margin-bottom="0.0833in"/>
      <style:text-properties style:font-name="Times" fo:font-size="16.0pt" fo:color="#000000"/>
    </style:style>
    <style:style style:name="P24" style:family="paragraph" style:parent-style-name="Standard">
      <style:paragraph-properties fo:text-align="justify"/>
      <style:text-properties style:font-name="Times" fo:font-size="16.0pt"/>
    </style:style>
    <style:style style:name="P25" style:family="paragraph" style:parent-style-name="Standard">
      <style:text-properties style:font-name="Times" fo:font-size="8.2pt" fo:color="#0066cc" fo:background-color="#b2b2b2"/>
    </style:style>
    <style:style style:name="P26" style:family="paragraph" style:parent-style-name="Standard">
      <style:paragraph-properties fo:margin-left="0.4375in" fo:margin-right="0.0625in" style:line-height-at-least="0.1354in"/>
      <style:text-properties style:font-name="Times" fo:font-size="8.2pt" fo:color="#0066cc" fo:background-color="#b2b2b2"/>
    </style:style>
    <style:style style:name="P27"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8.2pt" fo:color="#0066cc" fo:background-color="#b2b2b2"/>
    </style:style>
    <style:style style:name="P28"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8.2pt" fo:color="#0066cc" fo:background-color="#b2b2b2"/>
    </style:style>
    <style:style style:name="P29" style:family="paragraph" style:parent-style-name="Standard">
      <style:paragraph-properties fo:margin-left="0.2917in"/>
      <style:text-properties style:font-name="Times" fo:font-size="8.2pt" fo:color="#0066cc" fo:background-color="#b2b2b2"/>
    </style:style>
    <style:style style:name="P30" style:family="paragraph" style:parent-style-name="Standard">
      <style:paragraph-properties fo:margin-left="0.2500in"/>
      <style:text-properties style:font-name="Times" fo:font-size="8.2pt" fo:color="#0066cc" fo:background-color="#b2b2b2"/>
    </style:style>
    <style:style style:name="P31" style:family="paragraph" style:parent-style-name="Standard">
      <style:paragraph-properties fo:margin-bottom="0.0833in"/>
      <style:text-properties style:font-name="Times" fo:font-size="10.0pt" fo:color="#0066cc" fo:background-color="#cccccc"/>
    </style:style>
    <style:style style:name="P32" style:family="paragraph" style:parent-style-name="Standard">
      <style:text-properties style:font-name="Times" fo:font-size="10.0pt" fo:color="#0066cc" fo:background-color="#b2b2b2"/>
    </style:style>
    <style:style style:name="P33" style:family="paragraph" style:parent-style-name="Standard">
      <style:paragraph-properties fo:margin-left="0.2917in"/>
      <style:text-properties style:font-name="Times" fo:font-size="10.0pt" fo:color="#0066cc" fo:background-color="#b2b2b2"/>
    </style:style>
    <style:style style:name="P34" style:family="paragraph" style:parent-style-name="Standard">
      <style:paragraph-properties fo:margin-left="0.4375in" fo:margin-right="0.0625in" style:line-height-at-least="0.1354in"/>
      <style:text-properties style:font-name="Times" fo:font-size="10.0pt" fo:color="#0066cc" fo:background-color="#b2b2b2"/>
    </style:style>
    <style:style style:name="P35"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0.0pt" fo:color="#0066cc" fo:background-color="#b2b2b2"/>
    </style:style>
    <style:style style:name="P36"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0.0pt" fo:color="#0066cc" fo:background-color="#b2b2b2"/>
    </style:style>
    <style:style style:name="P37" style:family="paragraph" style:parent-style-name="Standard">
      <style:paragraph-properties fo:margin-left="0.2500in"/>
      <style:text-properties style:font-name="Times" fo:font-size="10.0pt" fo:color="#0066cc" fo:background-color="#b2b2b2"/>
    </style:style>
    <style:style style:name="P38" style:family="paragraph" style:parent-style-name="Standard">
      <style:paragraph-properties fo:margin-bottom="0.0833in" fo:text-align="justify"/>
      <style:text-properties style:font-name="Times" fo:font-size="10.0pt" fo:color="#0066cc" fo:background-color="#b2b2b2"/>
    </style:style>
    <style:style style:name="P39" style:family="paragraph" style:parent-style-name="Standard">
      <style:text-properties style:font-name="Times" fo:font-size="16.0pt" fo:color="#000000"/>
    </style:style>
    <style:style style:name="P40" style:family="paragraph" style:parent-style-name="Standard">
      <style:text-properties style:font-name="Times" fo:font-size="18.0pt" fo:color="#0066cc" fo:background-color="#b2b2b2"/>
    </style:style>
    <style:style style:name="P41" style:family="paragraph" style:parent-style-name="Standard">
      <style:paragraph-properties fo:text-align="justify"/>
      <style:text-properties style:font-name="Times" fo:font-size="18.0pt" fo:color="#000000" fo:background-color="#ffffff"/>
    </style:style>
    <style:style style:name="P42" style:family="paragraph" style:parent-style-name="Standard">
      <style:text-properties style:font-name="Times" fo:font-size="8.2pt" fo:color="#0066cc" fo:background-color="#cccccc"/>
    </style:style>
    <style:style style:name="P43" style:family="paragraph" style:parent-style-name="Standard">
      <style:paragraph-properties fo:margin-left="0.2917in"/>
      <style:text-properties style:font-name="Times" fo:font-size="8.2pt" fo:color="#0066cc" fo:background-color="#cccccc"/>
    </style:style>
    <style:style style:name="P44" style:family="paragraph" style:parent-style-name="Standard">
      <style:paragraph-properties fo:margin-left="0.4375in" fo:margin-right="0.0625in" style:line-height-at-least="0.1354in"/>
      <style:text-properties style:font-name="Times" fo:font-size="8.2pt" fo:color="#0066cc" fo:background-color="#cccccc"/>
    </style:style>
    <style:style style:name="P45"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8.2pt" fo:color="#0066cc" fo:background-color="#cccccc"/>
    </style:style>
    <style:style style:name="P46"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8.2pt" fo:color="#0066cc" fo:background-color="#cccccc"/>
    </style:style>
    <style:style style:name="P47" style:family="paragraph" style:parent-style-name="Standard">
      <style:paragraph-properties fo:margin-left="0.2500in"/>
      <style:text-properties style:font-name="Times" fo:font-size="8.2pt" fo:color="#0066cc" fo:background-color="#cccccc"/>
    </style:style>
    <style:style style:name="T1" style:family="text">
      <style:text-properties fo:font-weight="bold" fo:font-weight-asian="bold" fo:font-weight-complex="bold"/>
    </style:style>
    <style:style style:name="T2" style:family="text">
      <style:text-properties fo:font-size="12.0pt" fo:font-size-asian="12.0pt" fo:font-size-complex="12.0pt"/>
    </style:style>
    <style:style style:name="T3" style:family="text">
      <style:text-properties fo:font-size="16.0pt" fo:font-size-asian="16.0pt" fo:font-size-complex="16.0pt" fo:font-weight="bold" fo:font-weight-asian="bold" fo:font-weight-complex="bold" style:text-underline-style="solid"/>
    </style:style>
    <style:style style:name="T4" style:family="text">
      <style:text-properties style:text-underline-style="solid"/>
    </style:style>
    <style:style style:name="T5" style:family="text">
      <style:text-properties fo:font-style="italic" fo:font-style-asian="italic" fo:font-style-complex="italic" fo:font-weight="bold" fo:font-weight-asian="bold" fo:font-weight-complex="bold"/>
    </style:style>
    <style:style style:name="T6" style:family="text">
      <style:text-properties fo:font-size="18.0pt" fo:font-size-asian="18.0pt" fo:font-size-complex="18.0pt" fo:font-style="italic" fo:font-style-asian="italic" fo:font-style-complex="italic" fo:font-weight="bold" fo:font-weight-asian="bold" fo:font-weight-complex="bold"/>
    </style:style>
    <style:style style:name="T7" style:family="text">
      <style:text-properties fo:font-size="16.0pt" fo:font-size-asian="16.0pt" fo:font-size-complex="16.0pt" style:text-underline-style="solid"/>
    </style:style>
    <style:style style:name="T8" style:family="text">
      <style:text-properties fo:font-size="18.0pt" fo:font-size-asian="18.0pt" fo:font-size-complex="18.0pt"/>
    </style:style>
    <style:style style:name="T9" style:family="text">
      <style:text-properties fo:font-weight="bold" fo:font-weight-asian="bold" fo:font-weight-complex="bold" style:text-underline-style="solid"/>
    </style:style>
    <style:style style:name="T10" style:family="text">
      <style:text-properties style:text-underline-style="solid" fo:letter-spacing="0.0000in"/>
    </style:style>
    <style:style style:name="T11" style:family="text">
      <style:text-properties fo:letter-spacing="0.0000in"/>
    </style:style>
    <style:style style:name="T12" style:family="text">
      <style:text-properties fo:font-style="italic" fo:font-style-asian="italic" fo:font-style-complex="italic" fo:letter-spacing="0.0000in"/>
    </style:style>
    <style:style style:name="T13" style:family="text">
      <style:text-properties fo:letter-spacing="0.0000in" fo:background-color="#ffffff"/>
    </style:style>
    <style:style style:name="T14" style:family="text">
      <style:text-properties fo:font-style="italic" fo:font-style-asian="italic" fo:font-style-complex="italic"/>
    </style:style>
    <style:style style:name="T15" style:family="text">
      <style:text-properties fo:font-style="italic" fo:font-style-asian="italic" fo:font-style-complex="italic" fo:letter-spacing="0.0000in" fo:background-color="#ffffff"/>
    </style:style>
    <style:style style:name="T16" style:family="text">
      <style:text-properties fo:font-style="italic" fo:font-style-asian="italic" fo:font-style-complex="italic" fo:font-weight="bold" fo:font-weight-asian="bold" fo:font-weight-complex="bold" fo:letter-spacing="0.0000in"/>
    </style:style>
    <style:style style:name="T17" style:family="text">
      <style:text-properties fo:font-style="italic" fo:font-style-asian="italic" fo:font-style-complex="italic" style:text-underline-style="solid" fo:letter-spacing="0.0000in"/>
    </style:style>
    <style:style style:name="T18" style:family="text">
      <style:text-properties fo:font-weight="bold" fo:font-weight-asian="bold" fo:font-weight-complex="bold" style:text-underline-style="solid" fo:letter-spacing="0.0000in"/>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0in" text:min-label-width="0.25in"/>
      </text:list-level-style-number>
    </text:list-style>
    <text:list-style style:name="L2">
      <text:list-level-style-number text:level="1" style:num-suffix="." style:num-format="1">
        <style:list-level-properties text:space-before="0.25in" text:min-label-width="0.25in"/>
      </text:list-level-style-number>
    </text:list-style>
  </office:automatic-styles>
  <office:body>
    <office:text>
      <text:p text:style-name="P1"><text:span text:style-name="T1">MyBeanJar JavaScript SDK v1.0</text:span></text:p>
      <text:p text:style-name="P2"/>
      <text:p text:style-name="P2"/>
      <text:p text:style-name="P2"/>
      <text:p text:style-name="P2"><text:span text:style-name="T1">Introduction</text:span></text:p>
      <text:p text:style-name="P3">____________________________________________________________</text:p>
      <text:p text:style-name="P3">MyBeanJar (MBJ) is a mobile commerce/game reward platform that</text:p>
      <text:p text:style-name="P3">distributes targeted digital coupons for game achievements. These rewards</text:p>
      <text:p text:style-name="P3">are redeemed straight from the MBJ mobile wallet, which prompts</text:p>
      <text:p text:style-name="P3">redemption via location-alerts, sharing, social networking, and a real-time</text:p>
      <text:p text:style-name="P3">leaderboard.</text:p>
      <text:p text:style-name="P3">For more information about MyBeanJar, visit <text:span text:style-name="T2">mybeanjar.com</text:span>.</text:p>
      <text:p text:style-name="P3"/>
      <text:p text:style-name="P3"/>
      <text:p text:style-name="P3"/>
      <text:p text:style-name="P4">Table of contents :</text:p>
      <text:p text:style-name="P5"/>
      <text:p text:style-name="P5">1. About SDK</text:p>
      <text:p text:style-name="P5">2. How to add SDK to Project</text:p>
      <text:p text:style-name="P5">3. MBJRequest – Functions</text:p>
      <text:p text:style-name="P5">3.1. authenticate_user</text:p>
      <text:p text:style-name="P5">3.2. delete_bean</text:p>
      <text:p text:style-name="P5">3.3. get_apps</text:p>
      <text:p text:style-name="P5">3.4. get_award</text:p>
      <text:p text:style-name="P5">3.5. get_beans</text:p>
      <text:p text:style-name="P5">3.6. get_categories</text:p>
      <text:p text:style-name="P5">3.7. get_location_for_sponsor</text:p>
      <text:p text:style-name="P5">3.8. get_sponsors</text:p>
      <text:p text:style-name="P5">3.9. get_winners</text:p>
      <text:p text:style-name="P5">3.10. reedem_bean</text:p>
      <text:p text:style-name="P5">3.11. register_user</text:p>
      <text:p text:style-name="P5">3.12. send_password</text:p>
      <text:p text:style-name="P5">3.13. validate_user</text:p>
      <text:p text:style-name="P5"/>
      <text:p text:style-name="P5"/>
      <text:p text:style-name="P5"/>
      <text:p text:style-name="P5"/>
      <text:p text:style-name="P5"/>
      <text:p text:style-name="P6"><text:span text:style-name="T3">1. </text:span><text:span text:style-name="T4">About SDK</text:span></text:p>
      <text:p text:style-name="P6"/>
      <text:p text:style-name="P6"/>
      <text:p text:style-name="P7"><text:span text:style-name="T5"><text:tab/>M</text:span><text:span text:style-name="T6">yBeanJar</text:span><text:s/>JavaScript SDK is a javascript library for mobile html/javascript <text:s/>applications to get/send data from/to MyBeanJar Server. All available requests to Server and their helper functions are <text:s/>located in MBJRequest.js. Example code and description of parameters and return data are in specific chapter for each method.</text:p>
      <text:p text:style-name="P7"/>
      <text:p text:style-name="P7"/>
      <text:p text:style-name="P6"><text:span text:style-name="T7">2. </text:span><text:span text:style-name="T4">How to add SDK to Project</text:span></text:p>
      <text:p text:style-name="P6"/>
      <text:p text:style-name="P6"/>
      <text:p text:style-name="P7"><text:span text:style-name="T8"><text:tab/></text:span>To add <text:span text:style-name="T1">MyBeanJar JavaScript SDK</text:span><text:s/>to mobile html/javascript project, place <text:span text:style-name="T1">MyBeanJarSDK.js </text:span>in sdk folder or another folder of your choise. Assume that you place MyBeanJarSDK.js in sdk folder now you need to add follow line to the head section of your html file.</text:p>
      <text:p text:style-name="P7"/>
      <text:p text:style-name="P8">&lt;script type="text/javascript" charset="utf-8" src="sdk/MBJRequest.js"&gt;&lt;/script&gt;</text:p>
      <text:p text:style-name="P7"/>
      <text:p text:style-name="P7"/>
      <text:p text:style-name="P6"><text:span text:style-name="T9">3. <text:s/>MBJRequest Functions</text:span></text:p>
      <text:p text:style-name="P7"/>
      <text:p text:style-name="P7"><text:tab/></text:p>
      <text:p text:style-name="P7"><text:tab/>Each <text:s/>described function <text:s/>in next chapters return specific <text:span text:style-name="T1">array of objects, object</text:span><text:s/>or <text:span text:style-name="T1">message</text:span><text:s/>from server and <text:span text:style-name="T1">result</text:span><text:s/>which is one of three description variables : </text:p>
      <text:p text:style-name="P7"/>
      <text:p text:style-name="P7">var INTERNAL_SERVER_ERROR = "Internal Server Error";</text:p>
      <text:p text:style-name="P7">var STATUS_SUCCESS = "Status success";</text:p>
      <text:p text:style-name="P7">var STATUS_FAIL <text:s/>= "Status fail";</text:p>
      <text:p text:style-name="P7">Code below show example request to get data from server <text:s/>(in this example <text:span text:style-name="T1">result</text:span><text:s/>and <text:span text:style-name="T1">array of objects</text:span>):</text:p>
      <text:p text:style-name="P7"/>
      <text:p text:style-name="P9">function test_winners() {</text:p>
      <text:p text:style-name="P9"/>
      <text:p text:style-name="P9"><text:s text:c="4"/>callback = function(result,winners) {</text:p>
      <text:p text:style-name="P9"><text:s text:c="8"/>console.log("result of winners is ")</text:p>
      <text:p text:style-name="P9"><text:s text:c="8"/>console.log(result);</text:p>
      <text:p text:style-name="P9"><text:s text:c="8"/>console.log("winners is ");</text:p>
      <text:p text:style-name="P9"><text:s text:c="8"/>console.log(winners);</text:p>
      <text:p text:style-name="P9"><text:s text:c="8"/>console.log("winners - end of callback function");</text:p>
      <text:p text:style-name="P9"><text:s text:c="4"/>};</text:p>
      <text:p text:style-name="P9"/>
      <text:p text:style-name="P9"><text:s text:c="4"/>get_winners("5", callback);</text:p>
      <text:p text:style-name="P9">}</text:p>
      <text:p text:style-name="P7"/>
      <text:p text:style-name="P7">note that return data should be processing inside callback method. </text:p>
      <text:p text:style-name="P7"/>
      <text:p text:style-name="P7">Response from this request is : </text:p>
      <text:p text:style-name="P7"/>
      <text:p text:style-name="P10"><text:span text:style-name="T10">result of winners is test.js:9</text:span></text:p>
      <text:p text:style-name="P11"><text:span text:style-name="T11">Status success </text:span><text:span text:style-name="T10">test.js:10</text:span></text:p>
      <text:p text:style-name="P11"><text:span text:style-name="T11">winners is </text:span><text:span text:style-name="T10">test.js:11</text:span></text:p>
      <text:p text:style-name="P12"><text:span text:style-name="T12">[Object, Object, Object, Object, Object]</text:span></text:p>
      <text:list text:style-name="L1">
        <text:list-item>
          <text:p text:style-name="P13"><text:span text:style-name="T11">0: Object</text:span></text:p>
          <text:list>
            <text:list-item>
              <text:p text:style-name="P14"><text:span text:style-name="T11">appkey: "e4da3b7fbbce2345d7772b0674a318d5"</text:span></text:p>
            </text:list-item>
            <text:list-item>
              <text:p text:style-name="P14"><text:span text:style-name="T11">appname: "MyBeanJar"</text:span></text:p>
            </text:list-item>
            <text:list-item>
              <text:p text:style-name="P14"><text:span text:style-name="T11">sponsorlogourl: "http://api.mybeanjar.com/resources/sponsorlogo/81"</text:span></text:p>
            </text:list-item>
            <text:list-item>
              <text:p text:style-name="P14"><text:span text:style-name="T11">username: "thedude11"</text:span></text:p>
            </text:list-item>
            <text:list-item>
              <text:p text:style-name="P14"><text:span text:style-name="T11">__proto__: Object</text:span></text:p>
            </text:list-item>
          </text:list>
        </text:list-item>
        <text:list-item>
          <text:p text:style-name="P13"><text:span text:style-name="T11">1: Object</text:span></text:p>
          <text:list>
            <text:list-item>
              <text:p text:style-name="P14"><text:span text:style-name="T11">appkey: "e4da3b7fbbce2345d7772b0674a318d5"</text:span></text:p>
            </text:list-item>
            <text:list-item>
              <text:p text:style-name="P14"><text:span text:style-name="T11">appname: "MyBeanJar"</text:span></text:p>
            </text:list-item>
            <text:list-item>
              <text:p text:style-name="P14"><text:span text:style-name="T11">sponsorlogourl: "http://api.mybeanjar.com/resources/sponsorlogo/81"</text:span></text:p>
            </text:list-item>
            <text:list-item>
              <text:p text:style-name="P14"><text:span text:style-name="T11">username: "thedude11"</text:span></text:p>
            </text:list-item>
            <text:list-item>
              <text:p text:style-name="P14"><text:span text:style-name="T11">__proto__: Object</text:span></text:p>
            </text:list-item>
          </text:list>
        </text:list-item>
        <text:list-item>
          <text:p text:style-name="P13"><text:span text:style-name="T11">2: Object</text:span></text:p>
          <text:list>
            <text:list-item>
              <text:p text:style-name="P14"><text:span text:style-name="T11">appkey: "e4da3b7fbbce2345d7772b0674a318d5"</text:span></text:p>
            </text:list-item>
            <text:list-item>
              <text:p text:style-name="P14"><text:span text:style-name="T11">appname: "MyBeanJar"</text:span></text:p>
            </text:list-item>
            <text:list-item>
              <text:p text:style-name="P14"><text:span text:style-name="T11">sponsorlogourl: "http://api.mybeanjar.com/resources/sponsorlogo/71"</text:span></text:p>
            </text:list-item>
            <text:list-item>
              <text:p text:style-name="P14"><text:span text:style-name="T11">username: "thedude11"</text:span></text:p>
            </text:list-item>
            <text:list-item>
              <text:p text:style-name="P14"><text:span text:style-name="T11">__proto__: Object</text:span></text:p>
            </text:list-item>
          </text:list>
        </text:list-item>
        <text:list-item>
          <text:p text:style-name="P13"><text:span text:style-name="T11">3: Object</text:span></text:p>
          <text:list>
            <text:list-item>
              <text:p text:style-name="P14"><text:span text:style-name="T11">appkey: "e4da3b7fbbce2345d7772b0674a318d5"</text:span></text:p>
            </text:list-item>
            <text:list-item>
              <text:p text:style-name="P14"><text:span text:style-name="T11">appname: "MyBeanJar"</text:span></text:p>
            </text:list-item>
            <text:list-item>
              <text:p text:style-name="P14"><text:span text:style-name="T11">sponsorlogourl: "http://api.mybeanjar.com/resources/sponsorlogo/220"</text:span></text:p>
            </text:list-item>
            <text:list-item>
              <text:p text:style-name="P14"><text:span text:style-name="T11">username: "thedude11"</text:span></text:p>
            </text:list-item>
            <text:list-item>
              <text:p text:style-name="P14"><text:span text:style-name="T11">__proto__: Object</text:span></text:p>
            </text:list-item>
          </text:list>
        </text:list-item>
        <text:list-item>
          <text:p text:style-name="P13"><text:span text:style-name="T11">4: Object</text:span></text:p>
          <text:list>
            <text:list-item>
              <text:p text:style-name="P14"><text:span text:style-name="T11">appkey: "e4da3b7fbbce2345d7772b0674a318d5"</text:span></text:p>
            </text:list-item>
            <text:list-item>
              <text:p text:style-name="P14"><text:span text:style-name="T11">appname: "MyBeanJar"</text:span></text:p>
            </text:list-item>
            <text:list-item>
              <text:p text:style-name="P14"><text:span text:style-name="T11">sponsorlogourl: "http://api.mybeanjar.com/resources/sponsorlogo/220"</text:span></text:p>
            </text:list-item>
            <text:list-item>
              <text:p text:style-name="P14"><text:span text:style-name="T11">username: "thedude11"</text:span></text:p>
            </text:list-item>
            <text:list-item>
              <text:p text:style-name="P14"><text:span text:style-name="T11">__proto__: Object</text:span></text:p>
            </text:list-item>
          </text:list>
        </text:list-item>
        <text:list-item>
          <text:p text:style-name="P13"><text:span text:style-name="T11">length: 5</text:span></text:p>
        </text:list-item>
        <text:list-item>
          <text:p text:style-name="P13"><text:span text:style-name="T11">__proto__: Array[0]</text:span></text:p>
        </text:list-item>
      </text:list>
      <text:p text:style-name="P11"><text:span text:style-name="T10">test.js:12</text:span></text:p>
      <text:p text:style-name="P15"><text:span text:style-name="T11">winners - end of callback function</text:span><text:span text:style-name="T13"><text:s/></text:span></text:p>
      <text:p text:style-name="P16"/>
      <text:p text:style-name="P16"/>
      <text:p text:style-name="P16"/>
      <text:p text:style-name="P7"><text:span text:style-name="T11">The result is <text:s/>"Status success". To log for example appkey of object 1 call this line :</text:span></text:p>
      <text:p text:style-name="P7"/>
      <text:p text:style-name="P9"><text:span text:style-name="T11">console.log("appkey of second object is " + winners[1].appkey);</text:span></text:p>
      <text:p text:style-name="P17"/>
      <text:p text:style-name="P18"><text:span text:style-name="T14">At the next points there are example code and their outputs, note that used usernames and passwords,beans and all data pass as parameters aren't correct or cannot be correct (can be change or if someone register them and set same passwords : can be correct). </text:span><text:span text:style-name="T15">Also return data may be different. Output was tested using correct users and correct bean keys. </text:span></text:p>
      <text:p text:style-name="P19"/>
      <text:p text:style-name="P19"><text:span text:style-name="T16">Before calls register new user.</text:span></text:p>
      <text:p text:style-name="P19"/>
      <text:p text:style-name="P20"><text:span text:style-name="T9">3.1. authenticate_user</text:span></text:p>
      <text:p text:style-name="P7"/>
      <text:p text:style-name="P7"><text:span text:style-name="T14">About authenticate_user function : </text:span></text:p>
      <text:p text:style-name="P21"/>
      <text:p text:style-name="P21">Parameters :</text:p>
      <text:p text:style-name="P21">username – String</text:p>
      <text:p text:style-name="P21">password – String (unencrypted)</text:p>
      <text:p text:style-name="P21">callback – function(result,message);</text:p>
      <text:p text:style-name="P21"/>
      <text:p text:style-name="P21">Output : </text:p>
      <text:p text:style-name="P7">result <text:s/>– <text:s text:c="2"/><text:span text:style-name="T11">"Status success" or "Status fail" or </text:span>"Internal Server Error"</text:p>
      <text:p text:style-name="P21">message – message from server </text:p>
      <text:p text:style-name="P21"/>
      <text:p text:style-name="P21"/>
      <text:p text:style-name="P7"><text:span text:style-name="T14">Example Code :</text:span></text:p>
      <text:p text:style-name="P7"/>
      <text:p text:style-name="P9"/>
      <text:p text:style-name="P9">function test_authenticateuser() {</text:p>
      <text:p text:style-name="P9"><text:s text:c="4"/>log_result = function(which_callback,result,message){</text:p>
      <text:p text:style-name="P9"><text:s text:c="8"/>console.log("callback "+which_callback+". result of authenticateuser is ");</text:p>
      <text:p text:style-name="P9"><text:s text:c="8"/>console.log("callback "+which_callback+". " + result);</text:p>
      <text:p text:style-name="P9"><text:s text:c="8"/>console.log("callback "+which_callback+". message of authenticateuser is ");</text:p>
      <text:p text:style-name="P9"><text:s text:c="8"/>console.log("callback "+which_callback+". " +message);</text:p>
      <text:p text:style-name="P9"><text:s text:c="4"/>}</text:p>
      <text:p text:style-name="P9"/>
      <text:p text:style-name="P9"><text:s text:c="4"/>callback0 = function(result,message) {</text:p>
      <text:p text:style-name="P9"><text:s text:c="8"/>log_result("0",result,message);</text:p>
      <text:p text:style-name="P9"><text:s text:c="4"/>};</text:p>
      <text:p text:style-name="P9"><text:s text:c="4"/></text:p>
      <text:p text:style-name="P9"><text:s text:c="4"/>callback1 = function(result,message) {</text:p>
      <text:p text:style-name="P9"><text:s text:c="8"/>log_result("1",result,message);</text:p>
      <text:p text:style-name="P9"><text:s text:c="4"/>};</text:p>
      <text:p text:style-name="P9"><text:s text:c="4"/></text:p>
      <text:p text:style-name="P9"><text:s text:c="4"/>callback2 = function(result,message) {</text:p>
      <text:p text:style-name="P9"><text:s text:c="8"/>log_result("2",result,message);</text:p>
      <text:p text:style-name="P9"><text:s text:c="4"/>};</text:p>
      <text:p text:style-name="P9"><text:s text:c="4"/></text:p>
      <text:p text:style-name="P9"><text:s text:c="4"/>callback3 = function(result,message) {</text:p>
      <text:p text:style-name="P9"><text:s text:c="8"/>log_result("3",result,message);</text:p>
      <text:p text:style-name="P9"><text:s text:c="4"/>};</text:p>
      <text:p text:style-name="P9"><text:s text:c="4"/></text:p>
      <text:p text:style-name="P9"><text:s text:c="4"/>callback4= function(result,message) {</text:p>
      <text:p text:style-name="P9"><text:s text:c="8"/>log_result("4",result,message);</text:p>
      <text:p text:style-name="P9"><text:s text:c="4"/>};</text:p>
      <text:p text:style-name="P9"/>
      <text:p text:style-name="P9"><text:s text:c="4"/>authenticate_user("lukasz123", "lukasz123", callback0);</text:p>
      <text:p text:style-name="P9"><text:s text:c="4"/>authenticate_user("lukasz12asfas3", "lukasz123", callback1);</text:p>
      <text:p text:style-name="P9"><text:s text:c="4"/>authenticate_user("lukasz123", "lukaszasfas123", callback2);</text:p>
      <text:p text:style-name="P9"><text:s text:c="4"/>authenticate_user("", "lukasz123", callback3);</text:p>
      <text:p text:style-name="P9"><text:s text:c="4"/>authenticate_user("", "", callback4);</text:p>
      <text:p text:style-name="P9">}</text:p>
      <text:p text:style-name="P9"/>
      <text:p text:style-name="P7"/>
      <text:p text:style-name="P7"/>
      <text:p text:style-name="P7"/>
      <text:p text:style-name="P7"><text:span text:style-name="T14">Output :</text:span></text:p>
      <text:p text:style-name="P7"/>
      <text:p text:style-name="P10"/>
      <text:p text:style-name="P10"><text:span text:style-name="T11"><text:s/>callback 2. result of authenticateuser is </text:span><text:span text:style-name="T10">test.js:134</text:span></text:p>
      <text:p text:style-name="P10"><text:span text:style-name="T11">callback 2. Status fail </text:span><text:span text:style-name="T10">test.js:135</text:span></text:p>
      <text:p text:style-name="P10"><text:span text:style-name="T11">callback 2. message of authenticateuser is </text:span><text:span text:style-name="T10">test.js:136</text:span></text:p>
      <text:p text:style-name="P10"><text:span text:style-name="T11">callback 2. Invalid Username and/or Password </text:span><text:span text:style-name="T10">test.js:137</text:span></text:p>
      <text:p text:style-name="P10"><text:span text:style-name="T11">callback 1. result of authenticateuser is </text:span><text:span text:style-name="T10">test.js:134</text:span></text:p>
      <text:p text:style-name="P10"><text:span text:style-name="T11">callback 1. Status fail </text:span><text:span text:style-name="T10">test.js:135</text:span></text:p>
      <text:p text:style-name="P10"><text:span text:style-name="T11">callback 1. message of authenticateuser is </text:span><text:span text:style-name="T10">test.js:136</text:span></text:p>
      <text:p text:style-name="P10"><text:span text:style-name="T11">callback 1. Invalid Username and/or Password </text:span><text:span text:style-name="T10">test.js:137</text:span></text:p>
      <text:p text:style-name="P10"><text:span text:style-name="T11">callback 0. result of authenticateuser is </text:span><text:span text:style-name="T10">test.js:134</text:span></text:p>
      <text:p text:style-name="P10"><text:span text:style-name="T11">callback 0. Status success </text:span><text:span text:style-name="T10">test.js:135</text:span></text:p>
      <text:p text:style-name="P10"><text:span text:style-name="T11">callback 0. message of authenticateuser is </text:span><text:span text:style-name="T10">test.js:136</text:span></text:p>
      <text:p text:style-name="P10"><text:span text:style-name="T11">callback 0. successfully authenticated </text:span><text:span text:style-name="T10">test.js:137</text:span></text:p>
      <text:p text:style-name="P10"><text:span text:style-name="T11">callback 3. result of authenticateuser is </text:span><text:span text:style-name="T10">test.js:134</text:span></text:p>
      <text:p text:style-name="P10"><text:span text:style-name="T11">callback 3. Status fail </text:span><text:span text:style-name="T10">test.js:135</text:span></text:p>
      <text:p text:style-name="P10"><text:span text:style-name="T11">callback 3. message of authenticateuser is </text:span><text:span text:style-name="T10">test.js:136</text:span></text:p>
      <text:p text:style-name="P10"><text:span text:style-name="T11">callback 3. Invalid Username and/or Password </text:span><text:span text:style-name="T10">test.js:137</text:span></text:p>
      <text:p text:style-name="P10"><text:span text:style-name="T11">callback 4. result of authenticateuser is </text:span><text:span text:style-name="T10">test.js:134</text:span></text:p>
      <text:p text:style-name="P10"><text:span text:style-name="T11">callback 4. Status fail </text:span><text:span text:style-name="T10">test.js:135</text:span></text:p>
      <text:p text:style-name="P10"><text:span text:style-name="T11">callback 4. message of authenticateuser is </text:span><text:span text:style-name="T10">test.js:136</text:span></text:p>
      <text:p text:style-name="P10"><text:span text:style-name="T11">callback 4. Invalid Username and/or Password </text:span></text:p>
      <text:p text:style-name="P10"/>
      <text:p text:style-name="P22"/>
      <text:p text:style-name="P23"/>
      <text:p text:style-name="P20"><text:span text:style-name="T9">3.2. delete_bean</text:span></text:p>
      <text:p text:style-name="P7"/>
      <text:p text:style-name="P7"><text:span text:style-name="T14">About delete_bean function :</text:span></text:p>
      <text:p text:style-name="P24"/>
      <text:p text:style-name="P24">Parameters :</text:p>
      <text:p text:style-name="P21">username – String</text:p>
      <text:p text:style-name="P21">password – String (unencrypted)</text:p>
      <text:p text:style-name="P21">beankey – id of <text:s/>beankey to delete.</text:p>
      <text:p text:style-name="P21">callback – function(result,message);</text:p>
      <text:p text:style-name="P21"/>
      <text:p text:style-name="P21">Output : </text:p>
      <text:p text:style-name="P7">result <text:s/><text:span text:style-name="T14">–</text:span><text:s text:c="3"/><text:span text:style-name="T11">"Status success" or "Status fail" or </text:span>"Internal Server Error"</text:p>
      <text:p text:style-name="P7"><text:span text:style-name="T14">message – message from server </text:span></text:p>
      <text:p text:style-name="P7"/>
      <text:p text:style-name="P7"><text:span text:style-name="T14">Example Code :</text:span></text:p>
      <text:p text:style-name="P7"/>
      <text:p text:style-name="P9"><text:span text:style-name="T14">function test_deletebean(){</text:span></text:p>
      <text:p text:style-name="P9"><text:span text:style-name="T14"><text:s text:c="4"/>log_result = function(which_callback,result,message){</text:span></text:p>
      <text:p text:style-name="P9"><text:span text:style-name="T14"><text:s text:c="8"/>console.log("callback "+which_callback+". result of deletebean is ");</text:span></text:p>
      <text:p text:style-name="P9"><text:span text:style-name="T14"><text:s text:c="8"/>console.log("callback "+which_callback+". " + result);</text:span></text:p>
      <text:p text:style-name="P9"><text:span text:style-name="T14"><text:s text:c="8"/>console.log("callback "+which_callback+". message of deletebean is ");</text:span></text:p>
      <text:p text:style-name="P9"><text:span text:style-name="T14"><text:s text:c="8"/>console.log("callback "+which_callback+". " + message);</text:span></text:p>
      <text:p text:style-name="P9"><text:span text:style-name="T14"><text:s text:c="4"/>}</text:span></text:p>
      <text:p text:style-name="P9"><text:span text:style-name="T14"><text:s text:c="4"/></text:span></text:p>
      <text:p text:style-name="P9"><text:span text:style-name="T14"><text:s text:c="4"/>callback0 = function(result,message){</text:span></text:p>
      <text:p text:style-name="P9"><text:span text:style-name="T14"><text:s text:c="8"/>log_result("0",result,message);</text:span></text:p>
      <text:p text:style-name="P9"><text:span text:style-name="T14"><text:s text:c="4"/>};</text:span></text:p>
      <text:p text:style-name="P9"><text:span text:style-name="T14"><text:s text:c="4"/></text:span></text:p>
      <text:p text:style-name="P9"><text:span text:style-name="T14"><text:s text:c="4"/>callback1 = function(result,message){</text:span></text:p>
      <text:p text:style-name="P9"><text:span text:style-name="T14"><text:s text:c="8"/>log_result("1",result,message);</text:span></text:p>
      <text:p text:style-name="P9"><text:span text:style-name="T14"><text:s text:c="4"/>};</text:span></text:p>
      <text:p text:style-name="P9"><text:span text:style-name="T14"><text:s text:c="4"/></text:span></text:p>
      <text:p text:style-name="P9"><text:span text:style-name="T14"><text:s text:c="4"/>callback2 = function(result,message){</text:span></text:p>
      <text:p text:style-name="P9"><text:span text:style-name="T14"><text:s text:c="8"/>log_result("2",result,message);</text:span></text:p>
      <text:p text:style-name="P9"><text:span text:style-name="T14"><text:s text:c="4"/>};</text:span></text:p>
      <text:p text:style-name="P9"><text:span text:style-name="T14"><text:s text:c="4"/></text:span></text:p>
      <text:p text:style-name="P9"><text:span text:style-name="T14"><text:s text:c="4"/>callback3 = function(result,message){</text:span></text:p>
      <text:p text:style-name="P9"><text:span text:style-name="T14"><text:s text:c="8"/>log_result("3",result,message);</text:span></text:p>
      <text:p text:style-name="P9"><text:span text:style-name="T14"><text:s text:c="4"/>};</text:span></text:p>
      <text:p text:style-name="P9"><text:span text:style-name="T14"><text:s text:c="4"/></text:span></text:p>
      <text:p text:style-name="P9"><text:span text:style-name="T14"><text:s text:c="4"/>callback4 = function(result,message){</text:span></text:p>
      <text:p text:style-name="P9"><text:span text:style-name="T14"><text:s text:c="8"/>log_result("4",result,message);</text:span></text:p>
      <text:p text:style-name="P9"><text:span text:style-name="T14"><text:s text:c="4"/>};</text:span></text:p>
      <text:p text:style-name="P9"><text:span text:style-name="T14"><text:s text:c="2"/></text:span></text:p>
      <text:p text:style-name="P9"><text:span text:style-name="T14"><text:s text:c="4"/>delete_bean("lukasz123", "lukasz123", "b4681a619cf012318eed690452faeb0e94f", callback0);</text:span></text:p>
      <text:p text:style-name="P9"><text:span text:style-name="T14"><text:s text:c="4"/>delete_bean("lukasasz1233", "abasdcdef", "b4681a123619cf018eed690452faeb0e94f", callback1);</text:span></text:p>
      <text:p text:style-name="P9"><text:span text:style-name="T14"><text:s text:c="4"/>delete_bean("123dsaa3", "abcddaef", "b4681213a619cf018eed690452faeb0e94f", callback2);</text:span></text:p>
      <text:p text:style-name="P9"><text:span text:style-name="T14"><text:s text:c="4"/>delete_bean("asd123fsa", "abcdadef", "b4681adsa619cf018eed690452faeb0e94f", callback3);</text:span></text:p>
      <text:p text:style-name="P9"><text:span text:style-name="T14">}</text:span></text:p>
      <text:p text:style-name="P23"><text:span text:style-name="T14">Output : </text:span></text:p>
      <text:p text:style-name="P23"/>
      <text:p text:style-name="P25"><text:span text:style-name="T10">this is deletebean json deleteMethods.js:11</text:span></text:p>
      <text:p text:style-name="P26"><text:span text:style-name="T12">Object {status: 0, response: Object}</text:span></text:p>
      <text:list text:style-name="L1">
        <text:list-item>
          <text:p text:style-name="P27"><text:span text:style-name="T11">response: Object</text:span></text:p>
          <text:list>
            <text:list-item>
              <text:p text:style-name="P28"><text:span text:style-name="T11">message: "Invalid Username and/or Password"</text:span></text:p>
            </text:list-item>
            <text:list-item>
              <text:p text:style-name="P28"><text:span text:style-name="T11">__proto__: Object</text:span></text:p>
            </text:list-item>
          </text:list>
        </text:list-item>
        <text:list-item>
          <text:p text:style-name="P27"><text:span text:style-name="T11">status: 0</text:span></text:p>
        </text:list-item>
        <text:list-item>
          <text:p text:style-name="P27"><text:span text:style-name="T11">__proto__: Object</text:span></text:p>
        </text:list-item>
      </text:list>
      <text:p text:style-name="P29"><text:span text:style-name="T10">deleteMethods.js:12</text:span></text:p>
      <text:p text:style-name="P29"><text:span text:style-name="T11">callback 1. result of deletebean is </text:span><text:span text:style-name="T10">test.js:289</text:span></text:p>
      <text:p text:style-name="P29"><text:span text:style-name="T11">callback 1. Status fail </text:span><text:span text:style-name="T10">test.js:290</text:span></text:p>
      <text:p text:style-name="P29"><text:span text:style-name="T11">callback 1. message of deletebean is </text:span><text:span text:style-name="T10">test.js:291</text:span></text:p>
      <text:p text:style-name="P29"><text:span text:style-name="T11">callback 1. Invalid Username and/or Password </text:span><text:span text:style-name="T10">test.js:292</text:span></text:p>
      <text:p text:style-name="P29"><text:span text:style-name="T11">this is deletebean json </text:span><text:span text:style-name="T10">deleteMethods.js:11</text:span></text:p>
      <text:p text:style-name="P26"><text:span text:style-name="T12">Object {status: 0, response: Object}</text:span></text:p>
      <text:list text:style-name="L1">
        <text:list-item>
          <text:p text:style-name="P27"><text:span text:style-name="T11">response: Object</text:span></text:p>
          <text:list>
            <text:list-item>
              <text:p text:style-name="P28"><text:span text:style-name="T11">message: "Invalid Username and/or Password"</text:span></text:p>
            </text:list-item>
            <text:list-item>
              <text:p text:style-name="P28"><text:span text:style-name="T11">__proto__: Object</text:span></text:p>
            </text:list-item>
          </text:list>
        </text:list-item>
        <text:list-item>
          <text:p text:style-name="P27"><text:span text:style-name="T11">status: 0</text:span></text:p>
        </text:list-item>
        <text:list-item>
          <text:p text:style-name="P27"><text:span text:style-name="T11">__proto__: Object</text:span></text:p>
        </text:list-item>
      </text:list>
      <text:p text:style-name="P29"><text:span text:style-name="T10">deleteMethods.js:12</text:span></text:p>
      <text:p text:style-name="P29"><text:span text:style-name="T11">callback 3. result of deletebean is </text:span><text:span text:style-name="T10">test.js:289</text:span></text:p>
      <text:p text:style-name="P29"><text:span text:style-name="T11">callback 3. Status fail </text:span><text:span text:style-name="T10">test.js:290</text:span></text:p>
      <text:p text:style-name="P29"><text:span text:style-name="T11">callback 3. message of deletebean is </text:span><text:span text:style-name="T10">test.js:291</text:span></text:p>
      <text:p text:style-name="P29"><text:span text:style-name="T11">callback 3. Invalid Username and/or Password </text:span><text:span text:style-name="T10">test.js:292</text:span></text:p>
      <text:p text:style-name="P29"><text:span text:style-name="T11">this is deletebean json </text:span><text:span text:style-name="T10">deleteMethods.js:11</text:span></text:p>
      <text:p text:style-name="P26"><text:span text:style-name="T12">Object {status: 0, response: Object}</text:span></text:p>
      <text:list text:style-name="L1">
        <text:list-item>
          <text:p text:style-name="P27"><text:span text:style-name="T11">response: Object</text:span></text:p>
          <text:list>
            <text:list-item>
              <text:p text:style-name="P28"><text:span text:style-name="T11">message: "Invalid Username and/or Password"</text:span></text:p>
            </text:list-item>
            <text:list-item>
              <text:p text:style-name="P28"><text:span text:style-name="T11">__proto__: Object</text:span></text:p>
            </text:list-item>
          </text:list>
        </text:list-item>
        <text:list-item>
          <text:p text:style-name="P27"><text:span text:style-name="T11">status: 0</text:span></text:p>
        </text:list-item>
        <text:list-item>
          <text:p text:style-name="P27"><text:span text:style-name="T11">__proto__: Object</text:span></text:p>
        </text:list-item>
      </text:list>
      <text:p text:style-name="P29"><text:span text:style-name="T10">deleteMethods.js:12</text:span></text:p>
      <text:p text:style-name="P29"><text:span text:style-name="T11">callback 2. result of deletebean is </text:span><text:span text:style-name="T10">test.js:289</text:span></text:p>
      <text:p text:style-name="P29"><text:span text:style-name="T11">callback 2. Status fail </text:span><text:span text:style-name="T10">test.js:290</text:span></text:p>
      <text:p text:style-name="P29"><text:span text:style-name="T11">callback 2. message of deletebean is </text:span><text:span text:style-name="T10">test.js:291</text:span></text:p>
      <text:p text:style-name="P29"><text:span text:style-name="T11">callback 2. Invalid Username and/or Password </text:span><text:span text:style-name="T10">test.js:292</text:span></text:p>
      <text:p text:style-name="P29"><text:span text:style-name="T11">this is deletebean json </text:span><text:span text:style-name="T10">deleteMethods.js:11</text:span></text:p>
      <text:p text:style-name="P26"><text:span text:style-name="T12">Object {status: 0, response: Object}</text:span></text:p>
      <text:list text:style-name="L1">
        <text:list-item>
          <text:p text:style-name="P27"><text:span text:style-name="T11">response: Object</text:span></text:p>
          <text:list>
            <text:list-item>
              <text:p text:style-name="P28"><text:span text:style-name="T11">message: "Invalid Bean"</text:span></text:p>
            </text:list-item>
            <text:list-item>
              <text:p text:style-name="P28"><text:span text:style-name="T11">__proto__: Object</text:span></text:p>
            </text:list-item>
          </text:list>
        </text:list-item>
        <text:list-item>
          <text:p text:style-name="P27"><text:span text:style-name="T11">status: 0</text:span></text:p>
        </text:list-item>
        <text:list-item>
          <text:p text:style-name="P27"><text:span text:style-name="T11">__proto__: Object</text:span></text:p>
        </text:list-item>
      </text:list>
      <text:p text:style-name="P29"><text:span text:style-name="T10">deleteMethods.js:12</text:span></text:p>
      <text:p text:style-name="P29"><text:span text:style-name="T11">callback 0. result of deletebean is </text:span><text:span text:style-name="T10">test.js:289</text:span></text:p>
      <text:p text:style-name="P29"><text:span text:style-name="T11">callback 0. Status fail </text:span><text:span text:style-name="T10">test.js:290</text:span></text:p>
      <text:p text:style-name="P29"><text:span text:style-name="T11">callback 0. message of deletebean is </text:span><text:span text:style-name="T10">test.js:291</text:span></text:p>
      <text:p text:style-name="P30"><text:span text:style-name="T11">callback 0. Invalid Bean </text:span></text:p>
      <text:p text:style-name="P30"/>
      <text:p text:style-name="P20"><text:span text:style-name="T9">3.3. get_apps</text:span></text:p>
      <text:p text:style-name="P7"/>
      <text:p text:style-name="P7"><text:span text:style-name="T14">About get_apps function : </text:span></text:p>
      <text:p text:style-name="P21"/>
      <text:p text:style-name="P21">Parameters :</text:p>
      <text:p text:style-name="P21">username – String</text:p>
      <text:p text:style-name="P21">password – String (unencrypted)</text:p>
      <text:p text:style-name="P21">callback – function(result,apps);</text:p>
      <text:p text:style-name="P21"/>
      <text:p text:style-name="P21">Output : </text:p>
      <text:p text:style-name="P7">result <text:s/>– <text:s/><text:span text:style-name="T11">"Status success" or "Status fail" or </text:span>"Internal Server Error"</text:p>
      <text:p text:style-name="P7">apps – array of objects , apps from server.</text:p>
      <text:p text:style-name="P7"/>
      <text:p text:style-name="P7"><text:span text:style-name="T14">Example Code :</text:span></text:p>
      <text:p text:style-name="P7"/>
      <text:p text:style-name="P9">function test_apps() {</text:p>
      <text:p text:style-name="P9"/>
      <text:p text:style-name="P9"><text:s text:c="4"/>log_result = function(which_callback,result,apps){</text:p>
      <text:p text:style-name="P9"><text:s text:c="8"/>console.log("callback "+which_callback+". result of apps is ");</text:p>
      <text:p text:style-name="P9"><text:s text:c="8"/>console.log("callback "+which_callback+". "+result);</text:p>
      <text:p text:style-name="P9"><text:s text:c="8"/>console.log("callback "+which_callback+". apps is ");</text:p>
      <text:p text:style-name="P9"><text:s text:c="8"/>console.log("callback "+which_callback+". ");</text:p>
      <text:p text:style-name="P9"><text:s text:c="8"/>console.log(apps);</text:p>
      <text:p text:style-name="P9"><text:s text:c="8"/>console.log("callback "+which_callback+". apps - end of callback function");</text:p>
      <text:p text:style-name="P9"><text:s text:c="4"/>}</text:p>
      <text:p text:style-name="P9"/>
      <text:p text:style-name="P9"><text:s text:c="4"/>callback0 = function(result,apps) {</text:p>
      <text:p text:style-name="P9"><text:s text:c="8"/>log_result("0",result,apps);</text:p>
      <text:p text:style-name="P9"><text:s text:c="4"/>};</text:p>
      <text:p text:style-name="P9"><text:s text:c="4"/></text:p>
      <text:p text:style-name="P9"><text:s text:c="4"/>callback1 = function(result,apps) {</text:p>
      <text:p text:style-name="P9"><text:s text:c="8"/>log_result("1",result,apps);</text:p>
      <text:p text:style-name="P9"><text:s text:c="4"/>};</text:p>
      <text:p text:style-name="P9"><text:s text:c="4"/></text:p>
      <text:p text:style-name="P9"><text:s text:c="4"/>callback2 = function(result,apps) {</text:p>
      <text:p text:style-name="P9"><text:s text:c="8"/>log_result("2",result,apps);</text:p>
      <text:p text:style-name="P9"><text:s text:c="4"/>};</text:p>
      <text:p text:style-name="P9"><text:s text:c="4"/></text:p>
      <text:p text:style-name="P9"><text:s text:c="4"/>get_apps(tokenUser.user, tokenUser.password, "", callback0);</text:p>
      <text:p text:style-name="P9"><text:s text:c="4"/>get_apps(tokenUser.user, tokenUser.password, "3", callback1);</text:p>
      <text:p text:style-name="P9"><text:s text:c="4"/>get_apps(tokenUser.user, tokenUser.password, "1", callback2);</text:p>
      <text:p text:style-name="P9">}</text:p>
      <text:p text:style-name="P7"/>
      <text:p text:style-name="P7"><text:span text:style-name="T14">Output :</text:span></text:p>
      <text:p text:style-name="P7"/>
      <text:p text:style-name="P10"><text:span text:style-name="T12">callback 1. result of apps is </text:span><text:span text:style-name="T17">test.js:38</text:span></text:p>
      <text:p text:style-name="P11"><text:span text:style-name="T11">callback 1. Status success </text:span><text:span text:style-name="T10">test.js:39</text:span></text:p>
      <text:p text:style-name="P11"><text:span text:style-name="T11">callback 1. apps is </text:span><text:span text:style-name="T10">test.js:40</text:span></text:p>
      <text:p text:style-name="P11"><text:span text:style-name="T11">callback 1. </text:span><text:span text:style-name="T10">test.js:41</text:span></text:p>
      <text:p text:style-name="P12"><text:span text:style-name="T12">[Object, Object, Object]</text:span></text:p>
      <text:list text:style-name="L1">
        <text:list-item>
          <text:p text:style-name="P13"><text:span text:style-name="T11">0: Object</text:span></text:p>
        </text:list-item>
        <text:list-item>
          <text:p text:style-name="P13"><text:span text:style-name="T11">1: Object</text:span></text:p>
          <text:list>
            <text:list-item>
              <text:p text:style-name="P14"><text:span text:style-name="T11">appkey: "a87ff679a2f3e71d9181a67b7542122c"</text:span></text:p>
            </text:list-item>
            <text:list-item>
              <text:p text:style-name="P14"><text:span text:style-name="T11">appstoreurl: "http://itunes.apple.com/us/app/theseus-beanjar-enabled/id475217016?ls=1&amp;mt=8"</text:span></text:p>
            </text:list-item>
            <text:list-item>
              <text:p text:style-name="P14"><text:span text:style-name="T11">description: "Avoid the devil and escape the grid alive. **Note: Currently working with only iOS6 or earlier--will be available soon on iOS7."</text:span></text:p>
            </text:list-item>
            <text:list-item>
              <text:p text:style-name="P14"><text:span text:style-name="T11">iconurl: "http://api.mybeanjar.com/resources/appicon/4"</text:span></text:p>
            </text:list-item>
            <text:list-item>
              <text:p text:style-name="P14"><text:span text:style-name="T11">name: "BeanjarTheseus"</text:span></text:p>
            </text:list-item>
            <text:list-item>
              <text:p text:style-name="P14"><text:span text:style-name="T11">publisher: "Jason Fieldman"</text:span></text:p>
            </text:list-item>
            <text:list-item>
              <text:p text:style-name="P14"><text:span text:style-name="T11">publisherkey: "c81e728d9d4c2f636f067f89cc14862c"</text:span></text:p>
            </text:list-item>
            <text:list-item>
              <text:p text:style-name="P14"><text:span text:style-name="T11">publisherurl: ""</text:span></text:p>
            </text:list-item>
            <text:list-item>
              <text:p text:style-name="P14"><text:span text:style-name="T11">__proto__: Object</text:span></text:p>
            </text:list-item>
          </text:list>
        </text:list-item>
        <text:list-item>
          <text:p text:style-name="P13"><text:span text:style-name="T11">2: Object</text:span></text:p>
        </text:list-item>
        <text:list-item>
          <text:p text:style-name="P13"><text:span text:style-name="T11">length: 3</text:span></text:p>
        </text:list-item>
        <text:list-item>
          <text:p text:style-name="P13"><text:span text:style-name="T11">__proto__: Array[0]</text:span></text:p>
        </text:list-item>
      </text:list>
      <text:p text:style-name="P11"><text:span text:style-name="T10">test.js:42</text:span></text:p>
      <text:p text:style-name="P11"><text:span text:style-name="T11">callback 1. apps - end of callback function </text:span><text:span text:style-name="T10">test.js:43</text:span></text:p>
      <text:p text:style-name="P11"><text:span text:style-name="T11">callback 2. result of apps is </text:span><text:span text:style-name="T10">test.js:38</text:span></text:p>
      <text:p text:style-name="P11"><text:span text:style-name="T11">callback 2. Status success </text:span><text:span text:style-name="T10">test.js:39</text:span></text:p>
      <text:p text:style-name="P11"><text:span text:style-name="T11">callback 2. apps is </text:span><text:span text:style-name="T10">test.js:40</text:span></text:p>
      <text:p text:style-name="P11"><text:span text:style-name="T11">callback 2. </text:span><text:span text:style-name="T10">test.js:41</text:span></text:p>
      <text:p text:style-name="P12"><text:span text:style-name="T12">[Object]</text:span></text:p>
      <text:list text:style-name="L2">
        <text:list-item>
          <text:p text:style-name="P13"><text:span text:style-name="T11">0: Object</text:span></text:p>
        </text:list-item>
        <text:list-item>
          <text:p text:style-name="P13"><text:span text:style-name="T11">length: 1</text:span></text:p>
        </text:list-item>
        <text:list-item>
          <text:p text:style-name="P13"><text:span text:style-name="T11">__proto__: Array[0]</text:span></text:p>
        </text:list-item>
      </text:list>
      <text:p text:style-name="P11"><text:span text:style-name="T10">test.js:42</text:span></text:p>
      <text:p text:style-name="P11"><text:span text:style-name="T11">callback 2. apps - end of callback function </text:span><text:span text:style-name="T10">test.js:43</text:span></text:p>
      <text:p text:style-name="P11"><text:span text:style-name="T11">callback 0. result of apps is </text:span><text:span text:style-name="T10">test.js:38</text:span></text:p>
      <text:p text:style-name="P11"><text:span text:style-name="T11">callback 0. Status success </text:span><text:span text:style-name="T10">test.js:39</text:span></text:p>
      <text:p text:style-name="P11"><text:span text:style-name="T11">callback 0. apps is </text:span><text:span text:style-name="T10">test.js:40</text:span></text:p>
      <text:p text:style-name="P11"><text:span text:style-name="T11">callback 0. </text:span><text:span text:style-name="T10">test.js:41</text:span></text:p>
      <text:p text:style-name="P12"><text:span text:style-name="T12">[Object, Object, Object]</text:span></text:p>
      <text:list text:style-name="L2">
        <text:list-item>
          <text:p text:style-name="P13"><text:span text:style-name="T11">0: Object</text:span></text:p>
        </text:list-item>
        <text:list-item>
          <text:p text:style-name="P13"><text:span text:style-name="T11">1: Object</text:span></text:p>
        </text:list-item>
        <text:list-item>
          <text:p text:style-name="P13"><text:span text:style-name="T11">2: Object</text:span></text:p>
        </text:list-item>
        <text:list-item>
          <text:p text:style-name="P13"><text:span text:style-name="T11">length: 3</text:span></text:p>
        </text:list-item>
        <text:list-item>
          <text:p text:style-name="P13"><text:span text:style-name="T11">__proto__: Array[0]</text:span></text:p>
        </text:list-item>
      </text:list>
      <text:p text:style-name="P11"><text:span text:style-name="T10">test.js:42</text:span></text:p>
      <text:p text:style-name="P11"><text:span text:style-name="T11">callback 0. apps - end of callback function </text:span><text:span text:style-name="T10">test.js:43</text:span></text:p>
      <text:p text:style-name="P31"/>
      <text:p text:style-name="P31"/>
      <text:p text:style-name="P7"/>
      <text:p text:style-name="P20"/>
      <text:p text:style-name="P20"><text:span text:style-name="T9">3.4. get_award</text:span></text:p>
      <text:p text:style-name="P7"/>
      <text:p text:style-name="P7"><text:span text:style-name="T14">About get_award function : </text:span></text:p>
      <text:p text:style-name="P7"/>
      <text:p text:style-name="P21">Parameters :</text:p>
      <text:p text:style-name="P21">username – String</text:p>
      <text:p text:style-name="P21">password – String (unencrypted)</text:p>
      <text:p text:style-name="P21">appkey – id of application</text:p>
      <text:p text:style-name="P21">callback – function(result,award);</text:p>
      <text:p text:style-name="P21"/>
      <text:p text:style-name="P21">Output : </text:p>
      <text:p text:style-name="P7">result <text:s/>– <text:s/><text:span text:style-name="T11">"Status success" or "Status fail" or </text:span>"Internal Server Error"</text:p>
      <text:p text:style-name="P7">award – object, award from server.</text:p>
      <text:p text:style-name="P7"/>
      <text:p text:style-name="P7"><text:span text:style-name="T14">Example Code :</text:span></text:p>
      <text:p text:style-name="P7"/>
      <text:p text:style-name="P9">function test_award() {</text:p>
      <text:p text:style-name="P9"/>
      <text:p text:style-name="P9"><text:s text:c="4"/>log_result = function(which_callback,result,award){</text:p>
      <text:p text:style-name="P9"><text:s text:c="8"/>console.log("callback "+which_callback+". result of award is ");</text:p>
      <text:p text:style-name="P9"><text:s text:c="8"/>console.log("callback "+which_callback+". "+result);</text:p>
      <text:p text:style-name="P9"><text:s text:c="8"/>console.log("callback "+which_callback+". award is ");</text:p>
      <text:p text:style-name="P9"><text:s text:c="8"/>console.log(award);</text:p>
      <text:p text:style-name="P9"><text:s text:c="8"/>console.log("callback "+which_callback+". award - end of callback function");</text:p>
      <text:p text:style-name="P9"><text:s text:c="4"/>}</text:p>
      <text:p text:style-name="P9"/>
      <text:p text:style-name="P9"><text:s text:c="4"/>callback0 = function(result,award) {</text:p>
      <text:p text:style-name="P9"><text:s text:c="8"/>log_result("0",result,award);</text:p>
      <text:p text:style-name="P9"><text:s text:c="4"/>};</text:p>
      <text:p text:style-name="P9"><text:s text:c="4"/></text:p>
      <text:p text:style-name="P9"><text:s text:c="4"/>callback1 = function(result,award) {</text:p>
      <text:p text:style-name="P9"><text:s text:c="8"/>log_result("1",result,award);</text:p>
      <text:p text:style-name="P9"><text:s text:c="4"/>};</text:p>
      <text:p text:style-name="P9"><text:s text:c="4"/></text:p>
      <text:p text:style-name="P9"><text:s text:c="4"/>callback2 = function(result,award) {</text:p>
      <text:p text:style-name="P9"><text:s text:c="8"/>log_result("2",result,award);</text:p>
      <text:p text:style-name="P9"><text:s text:c="4"/>};</text:p>
      <text:p text:style-name="P9"><text:s text:c="4"/></text:p>
      <text:p text:style-name="P9"><text:s text:c="4"/>callback3 = function(result,award) {</text:p>
      <text:p text:style-name="P9"><text:s text:c="8"/>log_result("3",result,award);</text:p>
      <text:p text:style-name="P9"><text:s text:c="4"/>};</text:p>
      <text:p text:style-name="P9"><text:s text:c="4"/></text:p>
      <text:p text:style-name="P9"><text:s text:c="4"/>callback4 = function(result,award) {</text:p>
      <text:p text:style-name="P9"><text:s text:c="8"/>log_result("4",result,award);</text:p>
      <text:p text:style-name="P9"><text:s text:c="4"/>};</text:p>
      <text:p text:style-name="P9"/>
      <text:p text:style-name="P9"><text:s text:c="4"/>get_award("hujemuje", "abcdef", "e4da3b7fbbce2345d7772b0674a318d5", callback0);</text:p>
      <text:p text:style-name="P9"><text:s text:c="4"/>get_award("wrongpasswords", "abcdef", "e4da3b7fbbce2345d7772b0674a318d5", callback1);</text:p>
      <text:p text:style-name="P9"><text:s text:c="4"/>get_award("hujemuje", "abcdef", "wrongappkey", callback2);</text:p>
      <text:p text:style-name="P9"><text:s text:c="4"/>get_award("hujemuje", "abcdefsfsaf", "e4da3b7fbbce2345d7772b0674a318d5", callback3);</text:p>
      <text:p text:style-name="P9"><text:s text:c="4"/>get_award("hujemuje", "abcdef", "a87ff679a2f3e71d9181a67b7542122c", callback4);</text:p>
      <text:p text:style-name="P9">}</text:p>
      <text:p text:style-name="P7"><text:span text:style-name="T14">Output : TODO</text:span></text:p>
      <text:p text:style-name="P20"/>
      <text:p text:style-name="P20"><text:span text:style-name="T9">3.5. get_beans</text:span></text:p>
      <text:p text:style-name="P7"/>
      <text:p text:style-name="P7"><text:span text:style-name="T14">About get_beans function :</text:span></text:p>
      <text:p text:style-name="P7"><text:span text:style-name="T14"><text:s/></text:span></text:p>
      <text:p text:style-name="P21">Parameters :</text:p>
      <text:p text:style-name="P21">username – String</text:p>
      <text:p text:style-name="P21">password – String (unencrypted)</text:p>
      <text:p text:style-name="P21">limit_value – limit value of return beans</text:p>
      <text:p text:style-name="P21">sort_by – sort_by which field of beans</text:p>
      <text:p text:style-name="P21">callback – function(result, beans);</text:p>
      <text:p text:style-name="P21"/>
      <text:p text:style-name="P21">Output : </text:p>
      <text:p text:style-name="P7">result <text:s/>– <text:s/><text:span text:style-name="T11">"Status success" or "Status fail" or </text:span>"Internal Server Error"</text:p>
      <text:p text:style-name="P7">beans – <text:s/>beans <text:s/>from server, array of objects.</text:p>
      <text:p text:style-name="P7"/>
      <text:p text:style-name="P7"><text:span text:style-name="T14">Example Code :</text:span></text:p>
      <text:p text:style-name="P7"/>
      <text:p text:style-name="P9">function test_beans() { <text:s/></text:p>
      <text:p text:style-name="P9"><text:s text:c="4"/>log_result = function(which_callback,result,beans){</text:p>
      <text:p text:style-name="P9"><text:s text:c="8"/>console.log("callback "+which_callback+". result of beans is ");</text:p>
      <text:p text:style-name="P9"><text:s text:c="8"/>console.log("callback "+which_callback+". " + result);</text:p>
      <text:p text:style-name="P9"><text:s text:c="8"/>console.log("callback "+which_callback+". beans is ");</text:p>
      <text:p text:style-name="P9"><text:s text:c="8"/>console.log(beans);</text:p>
      <text:p text:style-name="P9"><text:s text:c="8"/>console.log("callback "+which_callback+". beans - end of callback function"); </text:p>
      <text:p text:style-name="P9"><text:s text:c="4"/>}</text:p>
      <text:p text:style-name="P9"><text:s text:c="4"/></text:p>
      <text:p text:style-name="P9"><text:s text:c="4"/>callback0 = function(result,beans) {</text:p>
      <text:p text:style-name="P9"><text:s text:c="8"/>log_result(0,result,beans);</text:p>
      <text:p text:style-name="P9"><text:s text:c="4"/>};</text:p>
      <text:p text:style-name="P9"><text:s text:c="4"/></text:p>
      <text:p text:style-name="P9"><text:s text:c="4"/>callback1 = function(result,beans) {</text:p>
      <text:p text:style-name="P9"><text:s text:c="8"/>log_result(1,result,beans);</text:p>
      <text:p text:style-name="P9"><text:s text:c="4"/>};</text:p>
      <text:p text:style-name="P9"><text:s text:c="4"/></text:p>
      <text:p text:style-name="P9"><text:s text:c="4"/>callback2 = function(result,beans) {</text:p>
      <text:p text:style-name="P9"><text:s text:c="8"/>log_result(2,result,beans);</text:p>
      <text:p text:style-name="P9"><text:s text:c="4"/>};</text:p>
      <text:p text:style-name="P9"><text:s text:c="4"/></text:p>
      <text:p text:style-name="P9"><text:s text:c="4"/>callback3 = function(result,beans) {</text:p>
      <text:p text:style-name="P9"><text:s text:c="8"/>log_result(3,result,beans);</text:p>
      <text:p text:style-name="P9"><text:s text:c="4"/>};</text:p>
      <text:p text:style-name="P9"><text:s text:c="4"/></text:p>
      <text:p text:style-name="P9"><text:s text:c="4"/>callback4 = function(result,beans) {</text:p>
      <text:p text:style-name="P9"><text:s text:c="8"/>log_result(4,result,beans);</text:p>
      <text:p text:style-name="P9"><text:s text:c="4"/>};</text:p>
      <text:p text:style-name="P9"/>
      <text:p text:style-name="P9"><text:s text:c="4"/>get_beans("hujemuje", "abcdef", "0", "0", callback0);</text:p>
      <text:p text:style-name="P9"><text:s text:c="4"/>get_beans("hujkjkemuje", "abcdef", "0", "0", callback1);</text:p>
      <text:p text:style-name="P9"><text:s text:c="4"/>get_beans("hujemuje", "abcdekllkf", "0", "0", callback2);</text:p>
      <text:p text:style-name="P9"><text:s text:c="4"/>get_beans("hujemuje", "abcdef", "0", "1", callback3);</text:p>
      <text:p text:style-name="P9"><text:s text:c="4"/>get_beans("hujemuje", "abcdef", "0", "2", callback4);</text:p>
      <text:p text:style-name="P9">}</text:p>
      <text:p text:style-name="P7"/>
      <text:p text:style-name="P7"><text:span text:style-name="T14">Output :</text:span></text:p>
      <text:p text:style-name="P7"/>
      <text:p text:style-name="P32"><text:span text:style-name="T10">callback 2. result of beans is test.js:80</text:span></text:p>
      <text:p text:style-name="P33"><text:span text:style-name="T11">callback 2. Status fail </text:span><text:span text:style-name="T10">test.js:81</text:span></text:p>
      <text:p text:style-name="P33"><text:span text:style-name="T11">callback 2. beans is </text:span><text:span text:style-name="T10">test.js:82</text:span></text:p>
      <text:p text:style-name="P33"><text:span text:style-name="T11">[] </text:span><text:span text:style-name="T10">test.js:83</text:span></text:p>
      <text:p text:style-name="P33"><text:span text:style-name="T11">callback 2. beans - end of callback function </text:span><text:span text:style-name="T10">test.js:84</text:span></text:p>
      <text:p text:style-name="P33"><text:span text:style-name="T11">callback 1. result of beans is </text:span><text:span text:style-name="T10">test.js:80</text:span></text:p>
      <text:p text:style-name="P33"><text:span text:style-name="T11">callback 1. Status fail </text:span><text:span text:style-name="T10">test.js:81</text:span></text:p>
      <text:p text:style-name="P33"><text:span text:style-name="T11">callback 1. beans is </text:span><text:span text:style-name="T10">test.js:82</text:span></text:p>
      <text:p text:style-name="P33"><text:span text:style-name="T11">[] </text:span><text:span text:style-name="T10">test.js:83</text:span></text:p>
      <text:p text:style-name="P33"><text:span text:style-name="T11">callback 1. beans - end of callback function </text:span><text:span text:style-name="T10">test.js:84</text:span></text:p>
      <text:p text:style-name="P33"><text:span text:style-name="T11">callback 0. result of beans is </text:span><text:span text:style-name="T10">test.js:80</text:span></text:p>
      <text:p text:style-name="P33"><text:span text:style-name="T11">callback 0. Status success </text:span><text:span text:style-name="T10">test.js:81</text:span></text:p>
      <text:p text:style-name="P33"><text:span text:style-name="T11">callback 0. beans is </text:span><text:span text:style-name="T10">test.js:82</text:span></text:p>
      <text:p text:style-name="P34"><text:span text:style-name="T11">[Object, Object]</text:span></text:p>
      <text:list text:style-name="L1">
        <text:list-item>
          <text:p text:style-name="P35"><text:span text:style-name="T11">0: Object</text:span></text:p>
          <text:list>
            <text:list-item>
              <text:p text:style-name="P36"><text:span text:style-name="T11">beankey: "d25a34b9c2a87db380ecd7f7115882ec"</text:span></text:p>
            </text:list-item>
            <text:list-item>
              <text:p text:style-name="P36"><text:span text:style-name="T11">days: 44</text:span></text:p>
            </text:list-item>
            <text:list-item>
              <text:p text:style-name="P36"><text:span text:style-name="T11">expirationdate: "2014-07-31 00:00:00 -0700"</text:span></text:p>
            </text:list-item>
            <text:list-item>
              <text:p text:style-name="P36"><text:span text:style-name="T11">game: "MyBeanJar"</text:span></text:p>
            </text:list-item>
            <text:list-item>
              <text:p text:style-name="P36"><text:span text:style-name="T11">geocodekey: ""</text:span></text:p>
            </text:list-item>
            <text:list-item>
              <text:p text:style-name="P36"><text:span text:style-name="T11">longdescription: "10% Off $75 or more; promocode-DISCOVER"</text:span></text:p>
            </text:list-item>
            <text:list-item>
              <text:p text:style-name="P36"><text:span text:style-name="T11">redeembarcodeurl: "http://api.mybeanjar.com/resources/beanredeemimg/329"</text:span></text:p>
            </text:list-item>
            <text:list-item>
              <text:p text:style-name="P36"><text:span text:style-name="T11">redemptionurl: "https://api.mybeanjar.com/resources/beanredeem/5578"</text:span></text:p>
            </text:list-item>
            <text:list-item>
              <text:p text:style-name="P36"><text:span text:style-name="T11">redemptionvalidation: 0</text:span></text:p>
            </text:list-item>
            <text:list-item>
              <text:p text:style-name="P36"><text:span text:style-name="T11">shortdescription: "10% Off $75 or more; promocode-DISCOVER"</text:span></text:p>
            </text:list-item>
            <text:list-item>
              <text:p text:style-name="P36"><text:span text:style-name="T11">sponsorkey: "fe9fc289c3ff0af142b6d3bead98a923"</text:span></text:p>
            </text:list-item>
            <text:list-item>
              <text:p text:style-name="P36"><text:span text:style-name="T11">sponsorlogourl: "http://api.mybeanjar.com/resources/sponsorlogo/83"</text:span></text:p>
            </text:list-item>
            <text:list-item>
              <text:p text:style-name="P36"><text:span text:style-name="T11">sponsorname: "Kohl's"</text:span></text:p>
            </text:list-item>
            <text:list-item>
              <text:p text:style-name="P36"><text:span text:style-name="T11">sponsorurl: "http://www.kohls.com"</text:span></text:p>
            </text:list-item>
            <text:list-item>
              <text:p text:style-name="P36"><text:span text:style-name="T11">wondate: "2014-05-26 00:23:23 -0700"</text:span></text:p>
            </text:list-item>
            <text:list-item>
              <text:p text:style-name="P36"><text:span text:style-name="T11">__proto__: Object</text:span></text:p>
            </text:list-item>
          </text:list>
        </text:list-item>
        <text:list-item>
          <text:p text:style-name="P35"><text:span text:style-name="T11">1: Object</text:span></text:p>
          <text:list>
            <text:list-item>
              <text:p text:style-name="P36"><text:span text:style-name="T11">beankey: "ac53fab47b547a0d47b77e424cf119ba"</text:span></text:p>
            </text:list-item>
            <text:list-item>
              <text:p text:style-name="P36"><text:span text:style-name="T11">days: 197</text:span></text:p>
            </text:list-item>
            <text:list-item>
              <text:p text:style-name="P36"><text:span text:style-name="T11">expirationdate: "2014-12-31 00:00:00 -0800"</text:span></text:p>
            </text:list-item>
            <text:list-item>
              <text:p text:style-name="P36"><text:span text:style-name="T11">game: "MyBeanJar"</text:span></text:p>
            </text:list-item>
            <text:list-item>
              <text:p text:style-name="P36"><text:span text:style-name="T11">geocodekey: ""</text:span></text:p>
            </text:list-item>
            <text:list-item>
              <text:p text:style-name="P36"><text:span text:style-name="T11">longdescription: "20% Off Sitewide PROMOCODE 92586"</text:span></text:p>
            </text:list-item>
            <text:list-item>
              <text:p text:style-name="P36"><text:span text:style-name="T11">redeembarcodeurl: "http://api.mybeanjar.com/resources/beanredeemimg/328"</text:span></text:p>
            </text:list-item>
            <text:list-item>
              <text:p text:style-name="P36"><text:span text:style-name="T11">redemptionurl: "https://api.mybeanjar.com/resources/beanredeem/5577"</text:span></text:p>
            </text:list-item>
            <text:list-item>
              <text:p text:style-name="P36"><text:span text:style-name="T11">redemptionvalidation: 0</text:span></text:p>
            </text:list-item>
            <text:list-item>
              <text:p text:style-name="P36"><text:span text:style-name="T11">shortdescription: "20% Off Sitewide PROMOCODE 92586"</text:span></text:p>
            </text:list-item>
            <text:list-item>
              <text:p text:style-name="P36"><text:span text:style-name="T11">sponsorkey: "13fe9d84310e77f13a6d184dbf1232f3"</text:span></text:p>
            </text:list-item>
            <text:list-item>
              <text:p text:style-name="P36"><text:span text:style-name="T11">sponsorlogourl: "http://api.mybeanjar.com/resources/sponsorlogo/224"</text:span></text:p>
            </text:list-item>
            <text:list-item>
              <text:p text:style-name="P36"><text:span text:style-name="T11">sponsorname: "Payless Shoe Source"</text:span></text:p>
            </text:list-item>
            <text:list-item>
              <text:p text:style-name="P36"><text:span text:style-name="T11">sponsorurl: "http://www.payless.com"</text:span></text:p>
            </text:list-item>
            <text:list-item>
              <text:p text:style-name="P36"><text:span text:style-name="T11">wondate: "2014-05-26 00:12:59 -0700"</text:span></text:p>
            </text:list-item>
            <text:list-item>
              <text:p text:style-name="P36"><text:span text:style-name="T11">__proto__: Object</text:span></text:p>
            </text:list-item>
          </text:list>
        </text:list-item>
        <text:list-item>
          <text:p text:style-name="P35"><text:span text:style-name="T11">length: 2</text:span></text:p>
        </text:list-item>
        <text:list-item>
          <text:p text:style-name="P35"><text:span text:style-name="T11">__proto__: Array[0]</text:span></text:p>
        </text:list-item>
      </text:list>
      <text:p text:style-name="P33"><text:span text:style-name="T10">test.js:83</text:span></text:p>
      <text:p text:style-name="P33"><text:span text:style-name="T11">callback 0. beans - end of callback function </text:span><text:span text:style-name="T10">test.js:84</text:span></text:p>
      <text:p text:style-name="P33"><text:span text:style-name="T11">callback 3. result of beans is </text:span><text:span text:style-name="T10">test.js:80</text:span></text:p>
      <text:p text:style-name="P33"><text:span text:style-name="T11">callback 3. Status success </text:span><text:span text:style-name="T10">test.js:81</text:span></text:p>
      <text:p text:style-name="P33"><text:span text:style-name="T11">callback 3. beans is </text:span><text:span text:style-name="T10">test.js:82</text:span></text:p>
      <text:p text:style-name="P34"><text:span text:style-name="T11">[Object, Object]</text:span></text:p>
      <text:list text:style-name="L1">
        <text:list-item>
          <text:p text:style-name="P35"><text:span text:style-name="T11">0: Object</text:span></text:p>
          <text:list>
            <text:list-item>
              <text:p text:style-name="P36"><text:span text:style-name="T11">beankey: "d25a34b9c2a87db380ecd7f7115882ec"</text:span></text:p>
            </text:list-item>
            <text:list-item>
              <text:p text:style-name="P36"><text:span text:style-name="T11">days: 44</text:span></text:p>
            </text:list-item>
            <text:list-item>
              <text:p text:style-name="P36"><text:span text:style-name="T11">expirationdate: "2014-07-31 00:00:00 -0700"</text:span></text:p>
            </text:list-item>
            <text:list-item>
              <text:p text:style-name="P36"><text:span text:style-name="T11">game: "MyBeanJar"</text:span></text:p>
            </text:list-item>
            <text:list-item>
              <text:p text:style-name="P36"><text:span text:style-name="T11">geocodekey: ""</text:span></text:p>
            </text:list-item>
            <text:list-item>
              <text:p text:style-name="P36"><text:span text:style-name="T11">longdescription: "10% Off $75 or more; promocode-DISCOVER"</text:span></text:p>
            </text:list-item>
            <text:list-item>
              <text:p text:style-name="P36"><text:span text:style-name="T11">redeembarcodeurl: "http://api.mybeanjar.com/resources/beanredeemimg/329"</text:span></text:p>
            </text:list-item>
            <text:list-item>
              <text:p text:style-name="P36"><text:span text:style-name="T11">redemptionurl: "https://api.mybeanjar.com/resources/beanredeem/5578"</text:span></text:p>
            </text:list-item>
            <text:list-item>
              <text:p text:style-name="P36"><text:span text:style-name="T11">redemptionvalidation: 0</text:span></text:p>
            </text:list-item>
            <text:list-item>
              <text:p text:style-name="P36"><text:span text:style-name="T11">shortdescription: "10% Off $75 or more; promocode-DISCOVER"</text:span></text:p>
            </text:list-item>
            <text:list-item>
              <text:p text:style-name="P36"><text:span text:style-name="T11">sponsorkey: "fe9fc289c3ff0af142b6d3bead98a923"</text:span></text:p>
            </text:list-item>
            <text:list-item>
              <text:p text:style-name="P36"><text:span text:style-name="T11">sponsorlogourl: "http://api.mybeanjar.com/resources/sponsorlogo/83"</text:span></text:p>
            </text:list-item>
            <text:list-item>
              <text:p text:style-name="P36"><text:span text:style-name="T11">sponsorname: "Kohl's"</text:span></text:p>
            </text:list-item>
            <text:list-item>
              <text:p text:style-name="P36"><text:span text:style-name="T11">sponsorurl: "http://www.kohls.com"</text:span></text:p>
            </text:list-item>
            <text:list-item>
              <text:p text:style-name="P36"><text:span text:style-name="T11">wondate: "2014-05-26 00:23:23 -0700"</text:span></text:p>
            </text:list-item>
            <text:list-item>
              <text:p text:style-name="P36"><text:span text:style-name="T11">__proto__: Object</text:span></text:p>
            </text:list-item>
          </text:list>
        </text:list-item>
        <text:list-item>
          <text:p text:style-name="P35"><text:span text:style-name="T11">1: Object</text:span></text:p>
          <text:list>
            <text:list-item>
              <text:p text:style-name="P36"><text:span text:style-name="T11">beankey: "ac53fab47b547a0d47b77e424cf119ba"</text:span></text:p>
            </text:list-item>
            <text:list-item>
              <text:p text:style-name="P36"><text:span text:style-name="T11">days: 197</text:span></text:p>
            </text:list-item>
            <text:list-item>
              <text:p text:style-name="P36"><text:span text:style-name="T11">expirationdate: "2014-12-31 00:00:00 -0800"</text:span></text:p>
            </text:list-item>
            <text:list-item>
              <text:p text:style-name="P36"><text:span text:style-name="T11">game: "MyBeanJar"</text:span></text:p>
            </text:list-item>
            <text:list-item>
              <text:p text:style-name="P36"><text:span text:style-name="T11">geocodekey: ""</text:span></text:p>
            </text:list-item>
            <text:list-item>
              <text:p text:style-name="P36"><text:span text:style-name="T11">longdescription: "20% Off Sitewide PROMOCODE 92586"</text:span></text:p>
            </text:list-item>
            <text:list-item>
              <text:p text:style-name="P36"><text:span text:style-name="T11">redeembarcodeurl: "http://api.mybeanjar.com/resources/beanredeemimg/328"</text:span></text:p>
            </text:list-item>
            <text:list-item>
              <text:p text:style-name="P36"><text:span text:style-name="T11">redemptionurl: "https://api.mybeanjar.com/resources/beanredeem/5577"</text:span></text:p>
            </text:list-item>
            <text:list-item>
              <text:p text:style-name="P36"><text:span text:style-name="T11">redemptionvalidation: 0</text:span></text:p>
            </text:list-item>
            <text:list-item>
              <text:p text:style-name="P36"><text:span text:style-name="T11">shortdescription: "20% Off Sitewide PROMOCODE 92586"</text:span></text:p>
            </text:list-item>
            <text:list-item>
              <text:p text:style-name="P36"><text:span text:style-name="T11">sponsorkey: "13fe9d84310e77f13a6d184dbf1232f3"</text:span></text:p>
            </text:list-item>
            <text:list-item>
              <text:p text:style-name="P36"><text:span text:style-name="T11">sponsorlogourl: "http://api.mybeanjar.com/resources/sponsorlogo/224"</text:span></text:p>
            </text:list-item>
            <text:list-item>
              <text:p text:style-name="P36"><text:span text:style-name="T11">sponsorname: "Payless Shoe Source"</text:span></text:p>
            </text:list-item>
            <text:list-item>
              <text:p text:style-name="P36"><text:span text:style-name="T11">sponsorurl: "http://www.payless.com"</text:span></text:p>
            </text:list-item>
            <text:list-item>
              <text:p text:style-name="P36"><text:span text:style-name="T11">wondate: "2014-05-26 00:12:59 -0700"</text:span></text:p>
            </text:list-item>
            <text:list-item>
              <text:p text:style-name="P36"><text:span text:style-name="T11">__proto__: Object</text:span></text:p>
            </text:list-item>
          </text:list>
        </text:list-item>
        <text:list-item>
          <text:p text:style-name="P35"><text:span text:style-name="T11">length: 2</text:span></text:p>
        </text:list-item>
        <text:list-item>
          <text:p text:style-name="P35"><text:span text:style-name="T11">__proto__: Array[0]</text:span></text:p>
        </text:list-item>
      </text:list>
      <text:p text:style-name="P33"><text:span text:style-name="T10">test.js:83</text:span></text:p>
      <text:p text:style-name="P33"><text:span text:style-name="T11">callback 3. beans - end of callback function </text:span><text:span text:style-name="T10">test.js:84</text:span></text:p>
      <text:p text:style-name="P33"><text:span text:style-name="T11">callback 4. result of beans is </text:span><text:span text:style-name="T10">test.js:80</text:span></text:p>
      <text:p text:style-name="P33"><text:span text:style-name="T11">callback 4. Status success </text:span><text:span text:style-name="T10">test.js:81</text:span></text:p>
      <text:p text:style-name="P33"><text:span text:style-name="T11">callback 4. beans is </text:span><text:span text:style-name="T10">test.js:82</text:span></text:p>
      <text:p text:style-name="P34"><text:span text:style-name="T11">[Object, Object]</text:span></text:p>
      <text:list text:style-name="L1">
        <text:list-item>
          <text:p text:style-name="P35"><text:span text:style-name="T11">0: Object</text:span></text:p>
          <text:list>
            <text:list-item>
              <text:p text:style-name="P36"><text:span text:style-name="T11">beankey: "ac53fab47b547a0d47b77e424cf119ba"</text:span></text:p>
            </text:list-item>
            <text:list-item>
              <text:p text:style-name="P36"><text:span text:style-name="T11">days: 197</text:span></text:p>
            </text:list-item>
            <text:list-item>
              <text:p text:style-name="P36"><text:span text:style-name="T11">expirationdate: "2014-12-31 00:00:00 -0800"</text:span></text:p>
            </text:list-item>
            <text:list-item>
              <text:p text:style-name="P36"><text:span text:style-name="T11">game: "MyBeanJar"</text:span></text:p>
            </text:list-item>
            <text:list-item>
              <text:p text:style-name="P36"><text:span text:style-name="T11">geocodekey: ""</text:span></text:p>
            </text:list-item>
            <text:list-item>
              <text:p text:style-name="P36"><text:span text:style-name="T11">longdescription: "20% Off Sitewide PROMOCODE 92586"</text:span></text:p>
            </text:list-item>
            <text:list-item>
              <text:p text:style-name="P36"><text:span text:style-name="T11">redeembarcodeurl: "http://api.mybeanjar.com/resources/beanredeemimg/328"</text:span></text:p>
            </text:list-item>
            <text:list-item>
              <text:p text:style-name="P36"><text:span text:style-name="T11">redemptionurl: "https://api.mybeanjar.com/resources/beanredeem/5577"</text:span></text:p>
            </text:list-item>
            <text:list-item>
              <text:p text:style-name="P36"><text:span text:style-name="T11">redemptionvalidation: 0</text:span></text:p>
            </text:list-item>
            <text:list-item>
              <text:p text:style-name="P36"><text:span text:style-name="T11">shortdescription: "20% Off Sitewide PROMOCODE 92586"</text:span></text:p>
            </text:list-item>
            <text:list-item>
              <text:p text:style-name="P36"><text:span text:style-name="T11">sponsorkey: "13fe9d84310e77f13a6d184dbf1232f3"</text:span></text:p>
            </text:list-item>
            <text:list-item>
              <text:p text:style-name="P36"><text:span text:style-name="T11">sponsorlogourl: "http://api.mybeanjar.com/resources/sponsorlogo/224"</text:span></text:p>
            </text:list-item>
            <text:list-item>
              <text:p text:style-name="P36"><text:span text:style-name="T11">sponsorname: "Payless Shoe Source"</text:span></text:p>
            </text:list-item>
            <text:list-item>
              <text:p text:style-name="P36"><text:span text:style-name="T11">sponsorurl: "http://www.payless.com"</text:span></text:p>
            </text:list-item>
            <text:list-item>
              <text:p text:style-name="P36"><text:span text:style-name="T11">wondate: "2014-05-26 00:12:59 -0700"</text:span></text:p>
            </text:list-item>
            <text:list-item>
              <text:p text:style-name="P36"><text:span text:style-name="T11">__proto__: Object</text:span></text:p>
            </text:list-item>
          </text:list>
        </text:list-item>
        <text:list-item>
          <text:p text:style-name="P35"><text:span text:style-name="T11">1: Object</text:span></text:p>
          <text:list>
            <text:list-item>
              <text:p text:style-name="P36"><text:span text:style-name="T11">beankey: "d25a34b9c2a87db380ecd7f7115882ec"</text:span></text:p>
            </text:list-item>
            <text:list-item>
              <text:p text:style-name="P36"><text:span text:style-name="T11">days: 44</text:span></text:p>
            </text:list-item>
            <text:list-item>
              <text:p text:style-name="P36"><text:span text:style-name="T11">expirationdate: "2014-07-31 00:00:00 -0700"</text:span></text:p>
            </text:list-item>
            <text:list-item>
              <text:p text:style-name="P36"><text:span text:style-name="T11">game: "MyBeanJar"</text:span></text:p>
            </text:list-item>
            <text:list-item>
              <text:p text:style-name="P36"><text:span text:style-name="T11">geocodekey: ""</text:span></text:p>
            </text:list-item>
            <text:list-item>
              <text:p text:style-name="P36"><text:span text:style-name="T11">longdescription: "10% Off $75 or more; promocode-DISCOVER"</text:span></text:p>
            </text:list-item>
            <text:list-item>
              <text:p text:style-name="P36"><text:span text:style-name="T11">redeembarcodeurl: "http://api.mybeanjar.com/resources/beanredeemimg/329"</text:span></text:p>
            </text:list-item>
            <text:list-item>
              <text:p text:style-name="P36"><text:span text:style-name="T11">redemptionurl: "https://api.mybeanjar.com/resources/beanredeem/5578"</text:span></text:p>
            </text:list-item>
            <text:list-item>
              <text:p text:style-name="P36"><text:span text:style-name="T11">redemptionvalidation: 0</text:span></text:p>
            </text:list-item>
            <text:list-item>
              <text:p text:style-name="P36"><text:span text:style-name="T11">shortdescription: "10% Off $75 or more; promocode-DISCOVER"</text:span></text:p>
            </text:list-item>
            <text:list-item>
              <text:p text:style-name="P36"><text:span text:style-name="T11">sponsorkey: "fe9fc289c3ff0af142b6d3bead98a923"</text:span></text:p>
            </text:list-item>
            <text:list-item>
              <text:p text:style-name="P36"><text:span text:style-name="T11">sponsorlogourl: "http://api.mybeanjar.com/resources/sponsorlogo/83"</text:span></text:p>
            </text:list-item>
            <text:list-item>
              <text:p text:style-name="P36"><text:span text:style-name="T11">sponsorname: "Kohl's"</text:span></text:p>
            </text:list-item>
            <text:list-item>
              <text:p text:style-name="P36"><text:span text:style-name="T11">sponsorurl: "http://www.kohls.com"</text:span></text:p>
            </text:list-item>
            <text:list-item>
              <text:p text:style-name="P36"><text:span text:style-name="T11">wondate: "2014-05-26 00:23:23 -0700"</text:span></text:p>
            </text:list-item>
            <text:list-item>
              <text:p text:style-name="P36"><text:span text:style-name="T11">__proto__: Object</text:span></text:p>
            </text:list-item>
          </text:list>
        </text:list-item>
        <text:list-item>
          <text:p text:style-name="P35"><text:span text:style-name="T11">length: 2</text:span></text:p>
        </text:list-item>
        <text:list-item>
          <text:p text:style-name="P35"><text:span text:style-name="T11">__proto__: Array[0]</text:span></text:p>
        </text:list-item>
      </text:list>
      <text:p text:style-name="P33"><text:span text:style-name="T10">test.js:83</text:span></text:p>
      <text:p text:style-name="P37"><text:span text:style-name="T11">callback 4. beans - end of callback function </text:span></text:p>
      <text:p text:style-name="P32"/>
      <text:p text:style-name="P20"><text:span text:style-name="T9">3.6. get_categories</text:span></text:p>
      <text:p text:style-name="P20"/>
      <text:p text:style-name="P7"><text:span text:style-name="T14">About get_categories function :</text:span></text:p>
      <text:p text:style-name="P7"/>
      <text:p text:style-name="P21">Parameters :</text:p>
      <text:p text:style-name="P21">username – String </text:p>
      <text:p text:style-name="P21">password – String (unencrypted)</text:p>
      <text:p text:style-name="P7">callback – function(result, beans);</text:p>
      <text:p text:style-name="P21"/>
      <text:p text:style-name="P21">Output : </text:p>
      <text:p text:style-name="P7">result <text:s/>– <text:s/><text:span text:style-name="T11">"Status success" or "Status fail" or </text:span>"Internal Server Error"</text:p>
      <text:p text:style-name="P7">categories – <text:s/>categories from server, array of objects.</text:p>
      <text:p text:style-name="P7"/>
      <text:p text:style-name="P7"><text:span text:style-name="T14">Example Code :</text:span></text:p>
      <text:p text:style-name="P7"/>
      <text:p text:style-name="P9">function test_categories() {</text:p>
      <text:p text:style-name="P9"><text:s text:c="4"/>log_result = function(which_callback,result,categories){</text:p>
      <text:p text:style-name="P9"><text:s text:c="8"/>console.log("callback "+which_callback+". result of categories is ");</text:p>
      <text:p text:style-name="P9"><text:s text:c="8"/>console.log("callback "+which_callback+". "+result);</text:p>
      <text:p text:style-name="P9"><text:s text:c="8"/>console.log("callback "+which_callback+". categories is ");</text:p>
      <text:p text:style-name="P9"><text:s text:c="8"/>console.log(categories);</text:p>
      <text:p text:style-name="P9"><text:s text:c="8"/>console.log("callback "+which_callback+". categories - end of callback function");</text:p>
      <text:p text:style-name="P9"/>
      <text:p text:style-name="P9"><text:s text:c="4"/>}</text:p>
      <text:p text:style-name="P9"/>
      <text:p text:style-name="P9"><text:s text:c="4"/>callback0 = function(result,categories) {</text:p>
      <text:p text:style-name="P9"><text:s text:c="8"/>log_result("0",result,categories);</text:p>
      <text:p text:style-name="P9"><text:s text:c="4"/>};</text:p>
      <text:p text:style-name="P9"><text:s text:c="4"/></text:p>
      <text:p text:style-name="P9"><text:s text:c="4"/>callback1 = function(result,categories) {</text:p>
      <text:p text:style-name="P9"><text:s text:c="8"/>log_result("1",result,categories);</text:p>
      <text:p text:style-name="P9"><text:s text:c="4"/>};</text:p>
      <text:p text:style-name="P9"><text:s text:c="4"/></text:p>
      <text:p text:style-name="P9"><text:s text:c="4"/>callback2 = function(result,categories) {</text:p>
      <text:p text:style-name="P9"><text:s text:c="8"/>log_result("2",result,categories);</text:p>
      <text:p text:style-name="P9"><text:s text:c="4"/>};</text:p>
      <text:p text:style-name="P9"><text:s text:c="4"/></text:p>
      <text:p text:style-name="P9"><text:s text:c="4"/>callback3 = function(result,categories) {</text:p>
      <text:p text:style-name="P9"><text:s text:c="8"/>log_result("3",result,categories);</text:p>
      <text:p text:style-name="P9"><text:s text:c="4"/>};</text:p>
      <text:p text:style-name="P9"><text:s text:c="4"/></text:p>
      <text:p text:style-name="P9"><text:s text:c="4"/>callback4 = function(result,categories) {</text:p>
      <text:p text:style-name="P9"><text:s text:c="8"/>log_result("4",result,categories);</text:p>
      <text:p text:style-name="P9"><text:s text:c="4"/>};</text:p>
      <text:p text:style-name="P9"/>
      <text:p text:style-name="P9"><text:s text:c="4"/>get_categories(tokenUser.user, tokenUser.password, callback0);</text:p>
      <text:p text:style-name="P9"><text:s text:c="4"/>get_categories("wrongusername", tokenUser.password, callback1);</text:p>
      <text:p text:style-name="P9"><text:s text:c="4"/>get_categories(tokenUser.user, "wrongpassword", callback2);</text:p>
      <text:p text:style-name="P9"><text:s text:c="4"/>get_categories("wrongusername", "wrongpassword", callback3);</text:p>
      <text:p text:style-name="P9">}</text:p>
      <text:p text:style-name="P7"/>
      <text:p text:style-name="P7"><text:span text:style-name="T14">Output :</text:span></text:p>
      <text:p text:style-name="P7"/>
      <text:p text:style-name="P32"><text:span text:style-name="T10">callback 1. result of categories is test.js:116</text:span></text:p>
      <text:p text:style-name="P33"><text:span text:style-name="T11">callback 1. Status fail </text:span><text:span text:style-name="T10">test.js:117</text:span></text:p>
      <text:p text:style-name="P33"><text:span text:style-name="T11">callback 1. categories is </text:span><text:span text:style-name="T10">test.js:118</text:span></text:p>
      <text:p text:style-name="P33"><text:span text:style-name="T12">[]</text:span><text:span text:style-name="T11"><text:s/></text:span><text:span text:style-name="T10">test.js:119</text:span></text:p>
      <text:p text:style-name="P33"><text:span text:style-name="T11">callback 1. categories - end of callback function </text:span><text:span text:style-name="T10">test.js:120</text:span></text:p>
      <text:p text:style-name="P33"><text:span text:style-name="T11">callback 3. result of categories is </text:span><text:span text:style-name="T10">test.js:116</text:span></text:p>
      <text:p text:style-name="P33"><text:span text:style-name="T11">callback 3. Status fail </text:span><text:span text:style-name="T10">test.js:117</text:span></text:p>
      <text:p text:style-name="P33"><text:span text:style-name="T11">callback 3. categories is </text:span><text:span text:style-name="T10">test.js:118</text:span></text:p>
      <text:p text:style-name="P33"><text:span text:style-name="T12">[]</text:span><text:span text:style-name="T11"><text:s/></text:span><text:span text:style-name="T10">test.js:119</text:span></text:p>
      <text:p text:style-name="P33"><text:span text:style-name="T11">callback 3. categories - end of callback function </text:span><text:span text:style-name="T10">test.js:120</text:span></text:p>
      <text:p text:style-name="P33"><text:span text:style-name="T11">callback 2. result of categories is </text:span><text:span text:style-name="T10">test.js:116</text:span></text:p>
      <text:p text:style-name="P33"><text:span text:style-name="T11">callback 2. Status fail </text:span><text:span text:style-name="T10">test.js:117</text:span></text:p>
      <text:p text:style-name="P33"><text:span text:style-name="T11">callback 2. categories is </text:span><text:span text:style-name="T10">test.js:118</text:span></text:p>
      <text:p text:style-name="P33"><text:span text:style-name="T12">[]</text:span><text:span text:style-name="T11"><text:s/></text:span><text:span text:style-name="T10">test.js:119</text:span></text:p>
      <text:p text:style-name="P33"><text:span text:style-name="T11">callback 2. categories - end of callback function </text:span><text:span text:style-name="T10">test.js:120</text:span></text:p>
      <text:p text:style-name="P33"><text:span text:style-name="T11">callback 0. result of categories is </text:span><text:span text:style-name="T10">test.js:116</text:span></text:p>
      <text:p text:style-name="P33"><text:span text:style-name="T11">callback 0. Status success </text:span><text:span text:style-name="T10">test.js:117</text:span></text:p>
      <text:p text:style-name="P33"><text:span text:style-name="T11">callback 0. categories is </text:span><text:span text:style-name="T10">test.js:118</text:span></text:p>
      <text:p text:style-name="P34"><text:span text:style-name="T12">[Object, Object, Object, Object, Object, Object, Object, Object, Object, Object, Object, Object, Object, Object, Object, Object, Object, Object, Object]</text:span></text:p>
      <text:list text:style-name="L1">
        <text:list-item>
          <text:p text:style-name="P35"><text:span text:style-name="T11">0: Object</text:span></text:p>
        </text:list-item>
        <text:list-item>
          <text:p text:style-name="P35"><text:span text:style-name="T11">1: Object</text:span></text:p>
        </text:list-item>
        <text:list-item>
          <text:p text:style-name="P35"><text:span text:style-name="T11">2: Object</text:span></text:p>
          <text:list>
            <text:list-item>
              <text:p text:style-name="P36"><text:span text:style-name="T11">categorykey: "eccbc87e4b5ce2fe28308fd9f2a7baf3"</text:span></text:p>
            </text:list-item>
            <text:list-item>
              <text:p text:style-name="P36"><text:span text:style-name="T11">name: "Food and Beverage"</text:span></text:p>
            </text:list-item>
            <text:list-item>
              <text:p text:style-name="P36"><text:span text:style-name="T11">__proto__: Object</text:span></text:p>
            </text:list-item>
          </text:list>
        </text:list-item>
        <text:list-item>
          <text:p text:style-name="P35"><text:span text:style-name="T11">3: Object</text:span></text:p>
        </text:list-item>
        <text:list-item>
          <text:p text:style-name="P35"><text:span text:style-name="T11">4: Object</text:span></text:p>
        </text:list-item>
        <text:list-item>
          <text:p text:style-name="P35"><text:span text:style-name="T11">5: Object</text:span></text:p>
        </text:list-item>
        <text:list-item>
          <text:p text:style-name="P35"><text:span text:style-name="T11">6: Object</text:span></text:p>
        </text:list-item>
        <text:list-item>
          <text:p text:style-name="P35"><text:span text:style-name="T11">7: Object</text:span></text:p>
        </text:list-item>
        <text:list-item>
          <text:p text:style-name="P35"><text:span text:style-name="T11">8: Object</text:span></text:p>
        </text:list-item>
        <text:list-item>
          <text:p text:style-name="P35"><text:span text:style-name="T11">9: Object</text:span></text:p>
        </text:list-item>
        <text:list-item>
          <text:p text:style-name="P35"><text:span text:style-name="T11">10: Object</text:span></text:p>
        </text:list-item>
        <text:list-item>
          <text:p text:style-name="P35"><text:span text:style-name="T11">11: Object</text:span></text:p>
        </text:list-item>
        <text:list-item>
          <text:p text:style-name="P35"><text:span text:style-name="T11">12: Object</text:span></text:p>
        </text:list-item>
        <text:list-item>
          <text:p text:style-name="P35"><text:span text:style-name="T11">13: Object</text:span></text:p>
        </text:list-item>
        <text:list-item>
          <text:p text:style-name="P35"><text:span text:style-name="T11">14: Object</text:span></text:p>
        </text:list-item>
        <text:list-item>
          <text:p text:style-name="P35"><text:span text:style-name="T11">15: Object</text:span></text:p>
        </text:list-item>
        <text:list-item>
          <text:p text:style-name="P35"><text:span text:style-name="T11">16: Object</text:span></text:p>
        </text:list-item>
        <text:list-item>
          <text:p text:style-name="P35"><text:span text:style-name="T11">17: Object</text:span></text:p>
        </text:list-item>
        <text:list-item>
          <text:p text:style-name="P35"><text:span text:style-name="T11">18: Object</text:span></text:p>
        </text:list-item>
        <text:list-item>
          <text:p text:style-name="P35"><text:span text:style-name="T11">length: 19</text:span></text:p>
        </text:list-item>
        <text:list-item>
          <text:p text:style-name="P35"><text:span text:style-name="T11">__proto__: Array[0]</text:span></text:p>
        </text:list-item>
      </text:list>
      <text:p text:style-name="P33"><text:span text:style-name="T10">test.js:119</text:span></text:p>
      <text:p text:style-name="P37"><text:span text:style-name="T11">callback 0. categories - end of callback function </text:span></text:p>
      <text:p text:style-name="P32"/>
      <text:p text:style-name="P20"><text:span text:style-name="T9">3.7. get_location_for_sponsor</text:span></text:p>
      <text:p text:style-name="P20"/>
      <text:p text:style-name="P7"><text:span text:style-name="T14">About get_location_for_sponsor function : TODO</text:span></text:p>
      <text:p text:style-name="P7"><text:span text:style-name="T14">Example Code : TODO</text:span></text:p>
      <text:p text:style-name="P7"><text:span text:style-name="T14">Output : TODO</text:span></text:p>
      <text:p text:style-name="P20"/>
      <text:p text:style-name="P20"><text:span text:style-name="T9">3.8. get_sponsors</text:span></text:p>
      <text:p text:style-name="P7"/>
      <text:p text:style-name="P7"><text:span text:style-name="T14">About get_sponsors function :</text:span></text:p>
      <text:p text:style-name="P7"/>
      <text:p text:style-name="P21">Parameters :</text:p>
      <text:p text:style-name="P21">username – String </text:p>
      <text:p text:style-name="P21">password – String (unencrypted)</text:p>
      <text:p text:style-name="P21">limit_value - limit value of return sponsors</text:p>
      <text:p text:style-name="P7">callback – function(result, beans);</text:p>
      <text:p text:style-name="P21"/>
      <text:p text:style-name="P21"><text:span text:style-name="T14">Output :</text:span></text:p>
      <text:p text:style-name="P7">result <text:s/>– <text:s/><text:span text:style-name="T11">"Status success" or "Status fail" or </text:span>"Internal Server Error"</text:p>
      <text:p text:style-name="P7">sponsors – <text:s/>sponsors from server, array of objects.</text:p>
      <text:p text:style-name="P7"/>
      <text:p text:style-name="P7"><text:span text:style-name="T14">Example Code :</text:span></text:p>
      <text:p text:style-name="P38"/>
      <text:p text:style-name="P38">function test_sponsors() {</text:p>
      <text:p text:style-name="P38"/>
      <text:p text:style-name="P38"><text:s text:c="4"/>log_result = function(which_callback,result,sponsors){</text:p>
      <text:p text:style-name="P38"><text:s text:c="8"/>console.log("callback "+which_callback+". result of sponsors is ");</text:p>
      <text:p text:style-name="P38"><text:s text:c="8"/>console.log("callback "+which_callback+". "+result);</text:p>
      <text:p text:style-name="P38"><text:s text:c="8"/>console.log("callback "+which_callback+". sponsors is ");</text:p>
      <text:p text:style-name="P38"><text:s text:c="8"/>console.log(sponsors);</text:p>
      <text:p text:style-name="P38"><text:s text:c="8"/>console.log("callback "+which_callback+". sponsors - end of callback function");</text:p>
      <text:p text:style-name="P38"><text:s text:c="4"/>}</text:p>
      <text:p text:style-name="P38"/>
      <text:p text:style-name="P38"><text:s text:c="4"/>callback0 = function(result,sponsors) {</text:p>
      <text:p text:style-name="P38"><text:s text:c="8"/>log_result("0",result,sponsors);</text:p>
      <text:p text:style-name="P38"><text:s text:c="4"/>};</text:p>
      <text:p text:style-name="P38"><text:s text:c="4"/></text:p>
      <text:p text:style-name="P38"><text:s text:c="4"/>callback1 = function(result,sponsors) {</text:p>
      <text:p text:style-name="P38"><text:s text:c="8"/>log_result("1",result,sponsors);</text:p>
      <text:p text:style-name="P38"><text:s text:c="4"/>};</text:p>
      <text:p text:style-name="P38"><text:s text:c="4"/></text:p>
      <text:p text:style-name="P38"><text:s text:c="4"/>callback2 = function(result,sponsors) {</text:p>
      <text:p text:style-name="P38"><text:s text:c="8"/>log_result("2",result,sponsors);</text:p>
      <text:p text:style-name="P38"><text:s text:c="4"/>};</text:p>
      <text:p text:style-name="P38"><text:s text:c="4"/></text:p>
      <text:p text:style-name="P38"><text:s text:c="4"/>callback3 = function(result,sponsors) {</text:p>
      <text:p text:style-name="P38"><text:s text:c="8"/>log_result("3",result,sponsors);</text:p>
      <text:p text:style-name="P38"><text:s text:c="4"/>};</text:p>
      <text:p text:style-name="P38"><text:s text:c="4"/></text:p>
      <text:p text:style-name="P38"><text:s text:c="4"/>callback4 = function(result,sponsors) {</text:p>
      <text:p text:style-name="P38"><text:s text:c="8"/>log_result("4",result,sponsors);</text:p>
      <text:p text:style-name="P38"><text:s text:c="4"/>};</text:p>
      <text:p text:style-name="P38"/>
      <text:p text:style-name="P38"><text:s text:c="4"/>get_sponsors(tokenUser.user, tokenUser.password, "8", callback0);</text:p>
      <text:p text:style-name="P38"><text:s text:c="4"/>get_sponsors(tokenUser.user, tokenUser.password, "25", callback1);</text:p>
      <text:p text:style-name="P38"><text:s text:c="4"/>get_sponsors(tokenUser.user, "wrongpassword", "20", callback2);</text:p>
      <text:p text:style-name="P38"><text:s text:c="4"/>get_sponsors(tokenUser.user, tokenUser.password, "-5", callback3);</text:p>
      <text:p text:style-name="P38"><text:s text:c="4"/>get_sponsors("wrongusername", tokenUser.password, "20", callback4);</text:p>
      <text:p text:style-name="P38"><text:s text:c="4"/></text:p>
      <text:p text:style-name="P38">}</text:p>
      <text:p text:style-name="P7"/>
      <text:p text:style-name="P7"><text:span text:style-name="T14">Output :</text:span></text:p>
      <text:p text:style-name="P7"/>
      <text:p text:style-name="P32"><text:span text:style-name="T11">undefined</text:span></text:p>
      <text:p text:style-name="P33"><text:span text:style-name="T11">callback 2. result of sponsors is </text:span><text:span text:style-name="T10">test.js:67</text:span></text:p>
      <text:p text:style-name="P33"><text:span text:style-name="T11">callback 2. Status fail </text:span><text:span text:style-name="T10">test.js:68</text:span></text:p>
      <text:p text:style-name="P33"><text:span text:style-name="T11">callback 2. sponsors is </text:span><text:span text:style-name="T10">test.js:69</text:span></text:p>
      <text:p text:style-name="P33"><text:span text:style-name="T11">[] </text:span><text:span text:style-name="T10">test.js:70</text:span></text:p>
      <text:p text:style-name="P33"><text:span text:style-name="T11">callback 2. sponsors - end of callback function </text:span><text:span text:style-name="T10">test.js:71</text:span></text:p>
      <text:p text:style-name="P33"><text:span text:style-name="T11">callback 4. result of sponsors is </text:span><text:span text:style-name="T10">test.js:67</text:span></text:p>
      <text:p text:style-name="P33"><text:span text:style-name="T11">callback 4. Status fail </text:span><text:span text:style-name="T10">test.js:68</text:span></text:p>
      <text:p text:style-name="P33"><text:span text:style-name="T11">callback 4. sponsors is </text:span><text:span text:style-name="T10">test.js:69</text:span></text:p>
      <text:p text:style-name="P33"><text:span text:style-name="T11">[] </text:span><text:span text:style-name="T10">test.js:70</text:span></text:p>
      <text:p text:style-name="P33"><text:span text:style-name="T11">callback 4. sponsors - end of callback function </text:span><text:span text:style-name="T10">test.js:71</text:span></text:p>
      <text:p text:style-name="P33"><text:span text:style-name="T11">callback 0. result of sponsors is </text:span><text:span text:style-name="T10">test.js:67</text:span></text:p>
      <text:p text:style-name="P33"><text:span text:style-name="T11">callback 0. Status success </text:span><text:span text:style-name="T10">test.js:68</text:span></text:p>
      <text:p text:style-name="P33"><text:span text:style-name="T11">callback 0. sponsors is </text:span><text:span text:style-name="T10">test.js:69</text:span></text:p>
      <text:p text:style-name="P34"><text:span text:style-name="T11">[Object, Object, Object, Object, Object, Object, Object, Object, Object, Object, Object, Object, Object, Object, Object, Object, Object, Object, Object]</text:span></text:p>
      <text:list text:style-name="L1">
        <text:list-item>
          <text:p text:style-name="P35"><text:span text:style-name="T11">0: Object</text:span></text:p>
        </text:list-item>
        <text:list-item>
          <text:p text:style-name="P35"><text:span text:style-name="T11">1: Object</text:span></text:p>
          <text:list>
            <text:list-item>
              <text:p text:style-name="P36"><text:span text:style-name="T11">category: undefined</text:span></text:p>
            </text:list-item>
            <text:list-item>
              <text:p text:style-name="P36"><text:span text:style-name="T11">description: "unique new ice cream soda float to go! A new twist on the classic treat."</text:span></text:p>
            </text:list-item>
            <text:list-item>
              <text:p text:style-name="P36"><text:span text:style-name="T11">geocodekey: "Box 713 Manhattan Beach, CA 90267"</text:span></text:p>
            </text:list-item>
            <text:list-item>
              <text:p text:style-name="P36"><text:span text:style-name="T11">id: undefined</text:span></text:p>
            </text:list-item>
            <text:list-item>
              <text:p text:style-name="P36"><text:span text:style-name="T11">logourl: "http://api.mybeanjar.com/resources/sponsorlogo/43"</text:span></text:p>
            </text:list-item>
            <text:list-item>
              <text:p text:style-name="P36"><text:span text:style-name="T11">name: "Fizz Cup"</text:span></text:p>
            </text:list-item>
            <text:list-item>
              <text:p text:style-name="P36"><text:span text:style-name="T11">offer: undefined</text:span></text:p>
            </text:list-item>
            <text:list-item>
              <text:p text:style-name="P36"><text:span text:style-name="T11">siteurl: "http://www.icecreamfizz.com"</text:span></text:p>
            </text:list-item>
            <text:list-item>
              <text:p text:style-name="P36"><text:span text:style-name="T11">sponsorkey: "17e62166fc8586dfa4d1bc0e1742c08b"</text:span></text:p>
            </text:list-item>
            <text:list-item>
              <text:p text:style-name="P36"><text:span text:style-name="T11">__proto__: Object</text:span></text:p>
            </text:list-item>
          </text:list>
        </text:list-item>
        <text:list-item>
          <text:p text:style-name="P35"><text:span text:style-name="T11">2: Object</text:span></text:p>
        </text:list-item>
        <text:list-item>
          <text:p text:style-name="P35"><text:span text:style-name="T11">3: Object</text:span></text:p>
        </text:list-item>
        <text:list-item>
          <text:p text:style-name="P35"><text:span text:style-name="T11">4: Object</text:span></text:p>
        </text:list-item>
        <text:list-item>
          <text:p text:style-name="P35"><text:span text:style-name="T11">5: Object</text:span></text:p>
        </text:list-item>
        <text:list-item>
          <text:p text:style-name="P35"><text:span text:style-name="T11">6: Object</text:span></text:p>
        </text:list-item>
        <text:list-item>
          <text:p text:style-name="P35"><text:span text:style-name="T11">7: Object</text:span></text:p>
        </text:list-item>
        <text:list-item>
          <text:p text:style-name="P35"><text:span text:style-name="T11">8: Object</text:span></text:p>
        </text:list-item>
        <text:list-item>
          <text:p text:style-name="P35"><text:span text:style-name="T11">9: Object</text:span></text:p>
        </text:list-item>
        <text:list-item>
          <text:p text:style-name="P35"><text:span text:style-name="T11">10: Object</text:span></text:p>
        </text:list-item>
        <text:list-item>
          <text:p text:style-name="P35"><text:span text:style-name="T11">11: Object</text:span></text:p>
        </text:list-item>
        <text:list-item>
          <text:p text:style-name="P35"><text:span text:style-name="T11">12: Object</text:span></text:p>
        </text:list-item>
        <text:list-item>
          <text:p text:style-name="P35"><text:span text:style-name="T11">13: Object</text:span></text:p>
        </text:list-item>
        <text:list-item>
          <text:p text:style-name="P35"><text:span text:style-name="T11">14: Object</text:span></text:p>
        </text:list-item>
        <text:list-item>
          <text:p text:style-name="P35"><text:span text:style-name="T11">15: Object</text:span></text:p>
        </text:list-item>
        <text:list-item>
          <text:p text:style-name="P35"><text:span text:style-name="T11">16: Object</text:span></text:p>
        </text:list-item>
        <text:list-item>
          <text:p text:style-name="P35"><text:span text:style-name="T11">17: Object</text:span></text:p>
        </text:list-item>
        <text:list-item>
          <text:p text:style-name="P35"><text:span text:style-name="T11">18: Object</text:span></text:p>
        </text:list-item>
        <text:list-item>
          <text:p text:style-name="P35"><text:span text:style-name="T11">length: 19</text:span></text:p>
        </text:list-item>
        <text:list-item>
          <text:p text:style-name="P35"><text:span text:style-name="T11">__proto__: Array[0]</text:span></text:p>
        </text:list-item>
      </text:list>
      <text:p text:style-name="P33"><text:span text:style-name="T10">test.js:70</text:span></text:p>
      <text:p text:style-name="P33"><text:span text:style-name="T11">callback 0. sponsors - end of callback function </text:span><text:span text:style-name="T10">test.js:71</text:span></text:p>
      <text:p text:style-name="P33"><text:span text:style-name="T11">callback 1. result of sponsors is </text:span><text:span text:style-name="T10">test.js:67</text:span></text:p>
      <text:p text:style-name="P33"><text:span text:style-name="T11">callback 1. Status success </text:span><text:span text:style-name="T10">test.js:68</text:span></text:p>
      <text:p text:style-name="P33"><text:span text:style-name="T11">callback 1. sponsors is </text:span><text:span text:style-name="T10">test.js:69</text:span></text:p>
      <text:p text:style-name="P34"><text:span text:style-name="T11">[Object, Object, Object, Object, Object, Object, Object, Object, Object, Object, Object, Object, Object, Object, Object, Object, Object, Object, Object]</text:span></text:p>
      <text:list text:style-name="L1">
        <text:list-item>
          <text:p text:style-name="P35"><text:span text:style-name="T11">0: Object</text:span></text:p>
        </text:list-item>
        <text:list-item>
          <text:p text:style-name="P35"><text:span text:style-name="T11">1: Object</text:span></text:p>
        </text:list-item>
        <text:list-item>
          <text:p text:style-name="P35"><text:span text:style-name="T11">2: Object</text:span></text:p>
          <text:list>
            <text:list-item>
              <text:p text:style-name="P36"><text:span text:style-name="T11">category: undefined</text:span></text:p>
            </text:list-item>
            <text:list-item>
              <text:p text:style-name="P36"><text:span text:style-name="T11">description: "Bedding, Bath, Furniture, Dining, Storage, Gifts"</text:span></text:p>
            </text:list-item>
            <text:list-item>
              <text:p text:style-name="P36"><text:span text:style-name="T11">geocodekey: "2270 Broadway New York, NY 10024"</text:span></text:p>
            </text:list-item>
            <text:list-item>
              <text:p text:style-name="P36"><text:span text:style-name="T11">id: undefined</text:span></text:p>
            </text:list-item>
            <text:list-item>
              <text:p text:style-name="P36"><text:span text:style-name="T11">logourl: "http://api.mybeanjar.com/resources/sponsorlogo/59"</text:span></text:p>
            </text:list-item>
            <text:list-item>
              <text:p text:style-name="P36"><text:span text:style-name="T11">name: "Laytner's Linen"</text:span></text:p>
            </text:list-item>
            <text:list-item>
              <text:p text:style-name="P36"><text:span text:style-name="T11">offer: undefined</text:span></text:p>
            </text:list-item>
            <text:list-item>
              <text:p text:style-name="P36"><text:span text:style-name="T11">siteurl: "http://www.laytners.com"</text:span></text:p>
            </text:list-item>
            <text:list-item>
              <text:p text:style-name="P36"><text:span text:style-name="T11">sponsorkey: "093f65e080a295f8076b1c5722a46aa2"</text:span></text:p>
            </text:list-item>
            <text:list-item>
              <text:p text:style-name="P36"><text:span text:style-name="T11">__proto__: Object</text:span></text:p>
            </text:list-item>
          </text:list>
        </text:list-item>
        <text:list-item>
          <text:p text:style-name="P35"><text:span text:style-name="T11">3: Object</text:span></text:p>
        </text:list-item>
        <text:list-item>
          <text:p text:style-name="P35"><text:span text:style-name="T11">4: Object</text:span></text:p>
        </text:list-item>
        <text:list-item>
          <text:p text:style-name="P35"><text:span text:style-name="T11">5: Object</text:span></text:p>
        </text:list-item>
        <text:list-item>
          <text:p text:style-name="P35"><text:span text:style-name="T11">6: Object</text:span></text:p>
        </text:list-item>
        <text:list-item>
          <text:p text:style-name="P35"><text:span text:style-name="T11">7: Object</text:span></text:p>
        </text:list-item>
        <text:list-item>
          <text:p text:style-name="P35"><text:span text:style-name="T11">8: Object</text:span></text:p>
        </text:list-item>
        <text:list-item>
          <text:p text:style-name="P35"><text:span text:style-name="T11">9: Object</text:span></text:p>
        </text:list-item>
        <text:list-item>
          <text:p text:style-name="P35"><text:span text:style-name="T11">10: Object</text:span></text:p>
        </text:list-item>
        <text:list-item>
          <text:p text:style-name="P35"><text:span text:style-name="T11">11: Object</text:span></text:p>
        </text:list-item>
        <text:list-item>
          <text:p text:style-name="P35"><text:span text:style-name="T11">12: Object</text:span></text:p>
        </text:list-item>
        <text:list-item>
          <text:p text:style-name="P35"><text:span text:style-name="T11">13: Object</text:span></text:p>
        </text:list-item>
        <text:list-item>
          <text:p text:style-name="P35"><text:span text:style-name="T11">14: Object</text:span></text:p>
        </text:list-item>
        <text:list-item>
          <text:p text:style-name="P35"><text:span text:style-name="T11">15: Object</text:span></text:p>
        </text:list-item>
        <text:list-item>
          <text:p text:style-name="P35"><text:span text:style-name="T11">16: Object</text:span></text:p>
        </text:list-item>
        <text:list-item>
          <text:p text:style-name="P35"><text:span text:style-name="T11">17: Object</text:span></text:p>
        </text:list-item>
        <text:list-item>
          <text:p text:style-name="P35"><text:span text:style-name="T11">18: Object</text:span></text:p>
        </text:list-item>
        <text:list-item>
          <text:p text:style-name="P35"><text:span text:style-name="T11">length: 19</text:span></text:p>
        </text:list-item>
        <text:list-item>
          <text:p text:style-name="P35"><text:span text:style-name="T11">__proto__: Array[0]</text:span></text:p>
        </text:list-item>
      </text:list>
      <text:p text:style-name="P33"><text:span text:style-name="T10">test.js:70</text:span></text:p>
      <text:p text:style-name="P33"><text:span text:style-name="T11">callback 1. sponsors - end of callback function </text:span><text:span text:style-name="T10">test.js:71</text:span></text:p>
      <text:p text:style-name="P33"><text:span text:style-name="T11">callback 3. result of sponsors is </text:span><text:span text:style-name="T10">test.js:67</text:span></text:p>
      <text:p text:style-name="P33"><text:span text:style-name="T11">callback 3. Status success </text:span><text:span text:style-name="T10">test.js:68</text:span></text:p>
      <text:p text:style-name="P33"><text:span text:style-name="T11">callback 3. sponsors is </text:span><text:span text:style-name="T10">test.js:69</text:span></text:p>
      <text:p text:style-name="P34"><text:span text:style-name="T11">[Object, Object, Object, Object, Object, Object, Object, Object, Object, Object, Object, Object, Object, Object, Object, Object, Object, Object, Object]</text:span></text:p>
      <text:list text:style-name="L1">
        <text:list-item>
          <text:p text:style-name="P35"><text:span text:style-name="T11">0: Object</text:span></text:p>
        </text:list-item>
        <text:list-item>
          <text:p text:style-name="P35"><text:span text:style-name="T11">1: Object</text:span></text:p>
        </text:list-item>
        <text:list-item>
          <text:p text:style-name="P35"><text:span text:style-name="T11">2: Object</text:span></text:p>
        </text:list-item>
        <text:list-item>
          <text:p text:style-name="P35"><text:span text:style-name="T11">3: Object</text:span></text:p>
        </text:list-item>
        <text:list-item>
          <text:p text:style-name="P35"><text:span text:style-name="T11">4: Object</text:span></text:p>
        </text:list-item>
        <text:list-item>
          <text:p text:style-name="P35"><text:span text:style-name="T11">5: Object</text:span></text:p>
        </text:list-item>
        <text:list-item>
          <text:p text:style-name="P35"><text:span text:style-name="T11">6: Object</text:span></text:p>
        </text:list-item>
        <text:list-item>
          <text:p text:style-name="P35"><text:span text:style-name="T11">7: Object</text:span></text:p>
        </text:list-item>
        <text:list-item>
          <text:p text:style-name="P35"><text:span text:style-name="T11">8: Object</text:span></text:p>
        </text:list-item>
        <text:list-item>
          <text:p text:style-name="P35"><text:span text:style-name="T11">9: Object</text:span></text:p>
        </text:list-item>
        <text:list-item>
          <text:p text:style-name="P35"><text:span text:style-name="T11">10: Object</text:span></text:p>
        </text:list-item>
        <text:list-item>
          <text:p text:style-name="P35"><text:span text:style-name="T11">11: Object</text:span></text:p>
        </text:list-item>
        <text:list-item>
          <text:p text:style-name="P35"><text:span text:style-name="T11">12: Object</text:span></text:p>
        </text:list-item>
        <text:list-item>
          <text:p text:style-name="P35"><text:span text:style-name="T11">13: Object</text:span></text:p>
          <text:list>
            <text:list-item>
              <text:p text:style-name="P36"><text:span text:style-name="T11">category: undefined</text:span></text:p>
            </text:list-item>
            <text:list-item>
              <text:p text:style-name="P36"><text:span text:style-name="T11">description: "Modell's is the source for all your sporting goods needs. Support your favorite team and get everything you need to get on the field and get in shape."</text:span></text:p>
            </text:list-item>
            <text:list-item>
              <text:p text:style-name="P36"><text:span text:style-name="T11">geocodekey: "498 7th Ave, 20th Floor New York, NY 10018"</text:span></text:p>
            </text:list-item>
            <text:list-item>
              <text:p text:style-name="P36"><text:span text:style-name="T11">id: undefined</text:span></text:p>
            </text:list-item>
            <text:list-item>
              <text:p text:style-name="P36"><text:span text:style-name="T11">logourl: "http://api.mybeanjar.com/resources/sponsorlogo/220"</text:span></text:p>
            </text:list-item>
            <text:list-item>
              <text:p text:style-name="P36"><text:span text:style-name="T11">name: "Modell's Sporting Goods"</text:span></text:p>
            </text:list-item>
            <text:list-item>
              <text:p text:style-name="P36"><text:span text:style-name="T11">offer: undefined</text:span></text:p>
            </text:list-item>
            <text:list-item>
              <text:p text:style-name="P36"><text:span text:style-name="T11">siteurl: "http://www.modells.com"</text:span></text:p>
            </text:list-item>
            <text:list-item>
              <text:p text:style-name="P36"><text:span text:style-name="T11">sponsorkey: "ec8ce6abb3e952a85b8551ba726a1227"</text:span></text:p>
            </text:list-item>
            <text:list-item>
              <text:p text:style-name="P36"><text:span text:style-name="T11">__proto__: Object</text:span></text:p>
            </text:list-item>
          </text:list>
        </text:list-item>
        <text:list-item>
          <text:p text:style-name="P35"><text:span text:style-name="T11">14: Object</text:span></text:p>
        </text:list-item>
        <text:list-item>
          <text:p text:style-name="P35"><text:span text:style-name="T11">15: Object</text:span></text:p>
        </text:list-item>
        <text:list-item>
          <text:p text:style-name="P35"><text:span text:style-name="T11">16: Object</text:span></text:p>
        </text:list-item>
        <text:list-item>
          <text:p text:style-name="P35"><text:span text:style-name="T11">17: Object</text:span></text:p>
        </text:list-item>
        <text:list-item>
          <text:p text:style-name="P35"><text:span text:style-name="T11">18: Object</text:span></text:p>
        </text:list-item>
        <text:list-item>
          <text:p text:style-name="P35"><text:span text:style-name="T11">length: 19</text:span></text:p>
        </text:list-item>
        <text:list-item>
          <text:p text:style-name="P35"><text:span text:style-name="T11">__proto__: Array[0]</text:span></text:p>
        </text:list-item>
      </text:list>
      <text:p text:style-name="P33"><text:span text:style-name="T10">test.js:70</text:span></text:p>
      <text:p text:style-name="P37"><text:span text:style-name="T11">callback 3. sponsors - end of callback function </text:span></text:p>
      <text:p text:style-name="P20"/>
      <text:p text:style-name="P20"><text:span text:style-name="T9">3.9. get_winners</text:span></text:p>
      <text:p text:style-name="P39"/>
      <text:p text:style-name="P7"><text:span text:style-name="T14">About get_winners function : </text:span></text:p>
      <text:p text:style-name="P7"/>
      <text:p text:style-name="P21">Parameters :</text:p>
      <text:p text:style-name="P21">limit – limit of return winners</text:p>
      <text:p text:style-name="P21">callback – function(result,message);</text:p>
      <text:p text:style-name="P21"/>
      <text:p text:style-name="P21"><text:span text:style-name="T14">Output : </text:span></text:p>
      <text:p text:style-name="P7">result – <text:span text:style-name="T11">"Status success" or "Status fail" or </text:span>"Internal Server Error"</text:p>
      <text:p text:style-name="P7">winners – <text:s/>winners <text:s/>from server, array of objects.</text:p>
      <text:p text:style-name="P7">total beans - total number of awarded beans to date for all winners</text:p>
      <text:p text:style-name="P39"/>
      <text:p text:style-name="P7"><text:span text:style-name="T14">Example Code :</text:span></text:p>
      <text:p text:style-name="P7"/>
      <text:p text:style-name="P9">function test_winners() {</text:p>
      <text:p text:style-name="P9"/>
      <text:p text:style-name="P9"><text:s text:c="4"/>log_result = function(which_callback,result,winners){</text:p>
      <text:p text:style-name="P9"><text:s text:c="8"/>console.log("callback "+which_callback+". result of winners is ")</text:p>
      <text:p text:style-name="P9"><text:s text:c="8"/>console.log("callback "+which_callback+". " + result);</text:p>
      <text:p text:style-name="P9"><text:s text:c="8"/>console.log("callback "+which_callback+". " + "winners is ");</text:p>
      <text:p text:style-name="P9"><text:s text:c="8"/>console.log("callback "+which_callback+". ");</text:p>
      <text:p text:style-name="P9"><text:s text:c="8"/>console.log(winners);</text:p>
      <text:p text:style-name="P9"><text:s text:c="8"/>console.log("callback "+which_callback+". winners - end of callback function");</text:p>
      <text:p text:style-name="P9"><text:s text:c="5"/>}</text:p>
      <text:p text:style-name="P9"/>
      <text:p text:style-name="P9"><text:s text:c="4"/>callback0 = function(result,winners) {</text:p>
      <text:p text:style-name="P9"><text:s text:c="7"/>log_result("0",result,winners);</text:p>
      <text:p text:style-name="P9"><text:s text:c="4"/>};</text:p>
      <text:p text:style-name="P9"><text:s text:c="4"/></text:p>
      <text:p text:style-name="P9"><text:s text:c="4"/>callback1 = function(result,winners) {</text:p>
      <text:p text:style-name="P9"><text:s text:c="7"/>log_result("1",result,winners);</text:p>
      <text:p text:style-name="P9"><text:s text:c="4"/>};</text:p>
      <text:p text:style-name="P9"/>
      <text:p text:style-name="P9"><text:s text:c="4"/>callback2 = function(result,winners) {</text:p>
      <text:p text:style-name="P9"><text:s text:c="7"/>log_result("2",result,winners);</text:p>
      <text:p text:style-name="P9"><text:s text:c="4"/>};</text:p>
      <text:p text:style-name="P9"/>
      <text:p text:style-name="P9"><text:s text:c="4"/>get_winners("3", callback0);</text:p>
      <text:p text:style-name="P9"><text:s text:c="4"/>get_winners("1", callback1);</text:p>
      <text:p text:style-name="P9"><text:s text:c="4"/>get_winners("-3", callback2);</text:p>
      <text:p text:style-name="P9">}</text:p>
      <text:p text:style-name="P7"/>
      <text:p text:style-name="P7"/>
      <text:p text:style-name="P7"/>
      <text:p text:style-name="P7"><text:span text:style-name="T14">Output :</text:span></text:p>
      <text:p text:style-name="P7"/>
      <text:p text:style-name="P10"><text:span text:style-name="T12">callback 0. result of winners is </text:span><text:span text:style-name="T17">test.js:9</text:span></text:p>
      <text:p text:style-name="P11"><text:span text:style-name="T11">callback 0. Status success </text:span><text:span text:style-name="T10">test.js:10</text:span></text:p>
      <text:p text:style-name="P11"><text:span text:style-name="T11">callback 0. winners is </text:span><text:span text:style-name="T10">test.js:11</text:span></text:p>
      <text:p text:style-name="P11"><text:span text:style-name="T11">callback 0. </text:span><text:span text:style-name="T10">test.js:12</text:span></text:p>
      <text:p text:style-name="P12"><text:span text:style-name="T12">[Object, Object, Object]</text:span></text:p>
      <text:list text:style-name="L1">
        <text:list-item>
          <text:p text:style-name="P13"><text:span text:style-name="T11">0: Object</text:span></text:p>
          <text:list>
            <text:list-item>
              <text:p text:style-name="P14"><text:span text:style-name="T11">appkey: "e4da3b7fbbce2345d7772b0674a318d5"</text:span></text:p>
            </text:list-item>
            <text:list-item>
              <text:p text:style-name="P14"><text:span text:style-name="T11">appname: "MyBeanJar"</text:span></text:p>
            </text:list-item>
            <text:list-item>
              <text:p text:style-name="P14"><text:span text:style-name="T11">sponsorlogourl: "http://api.mybeanjar.com/resources/sponsorlogo/81"</text:span></text:p>
            </text:list-item>
            <text:list-item>
              <text:p text:style-name="P14"><text:span text:style-name="T11">username: "thedude11"</text:span></text:p>
            </text:list-item>
            <text:list-item>
              <text:p text:style-name="P14"><text:span text:style-name="T11">__proto__: Object</text:span></text:p>
            </text:list-item>
          </text:list>
        </text:list-item>
        <text:list-item>
          <text:p text:style-name="P13"><text:span text:style-name="T11">1: Object</text:span></text:p>
        </text:list-item>
        <text:list-item>
          <text:p text:style-name="P13"><text:span text:style-name="T11">2: Object</text:span></text:p>
        </text:list-item>
        <text:list-item>
          <text:p text:style-name="P13"><text:span text:style-name="T11">length: 3</text:span></text:p>
        </text:list-item>
        <text:list-item>
          <text:p text:style-name="P13"><text:span text:style-name="T11">__proto__: Array[0]</text:span></text:p>
        </text:list-item>
      </text:list>
      <text:p text:style-name="P11"><text:span text:style-name="T10">test.js:13</text:span></text:p>
      <text:p text:style-name="P11"><text:span text:style-name="T11">callback 0. winners - end of callback function </text:span><text:span text:style-name="T10">test.js:14</text:span></text:p>
      <text:p text:style-name="P11"><text:span text:style-name="T11">callback 1. result of winners is </text:span><text:span text:style-name="T10">test.js:9</text:span></text:p>
      <text:p text:style-name="P11"><text:span text:style-name="T11">callback 1. Status success </text:span><text:span text:style-name="T10">test.js:10</text:span></text:p>
      <text:p text:style-name="P11"><text:span text:style-name="T11">callback 1. winners is </text:span><text:span text:style-name="T10">test.js:11</text:span></text:p>
      <text:p text:style-name="P11"><text:span text:style-name="T11">callback 1. </text:span><text:span text:style-name="T10">test.js:12</text:span></text:p>
      <text:p text:style-name="P12"><text:span text:style-name="T12">[Object]</text:span></text:p>
      <text:list text:style-name="L1">
        <text:list-item>
          <text:p text:style-name="P13"><text:span text:style-name="T11">0: Object</text:span></text:p>
          <text:list>
            <text:list-item>
              <text:p text:style-name="P14"><text:span text:style-name="T11">appkey: "e4da3b7fbbce2345d7772b0674a318d5"</text:span></text:p>
            </text:list-item>
            <text:list-item>
              <text:p text:style-name="P14"><text:span text:style-name="T11">appname: "MyBeanJar"</text:span></text:p>
            </text:list-item>
            <text:list-item>
              <text:p text:style-name="P14"><text:span text:style-name="T11">sponsorlogourl: "http://api.mybeanjar.com/resources/sponsorlogo/81"</text:span></text:p>
            </text:list-item>
            <text:list-item>
              <text:p text:style-name="P14"><text:span text:style-name="T11">username: "thedude11"</text:span></text:p>
            </text:list-item>
            <text:list-item>
              <text:p text:style-name="P14"><text:span text:style-name="T11">__proto__: Object</text:span></text:p>
            </text:list-item>
          </text:list>
        </text:list-item>
        <text:list-item>
          <text:p text:style-name="P13"><text:span text:style-name="T11">length: 1</text:span></text:p>
        </text:list-item>
        <text:list-item>
          <text:p text:style-name="P13"><text:span text:style-name="T11">__proto__: Array[0]</text:span></text:p>
        </text:list-item>
      </text:list>
      <text:p text:style-name="P11"><text:span text:style-name="T10">test.js:13</text:span></text:p>
      <text:p text:style-name="P11"><text:span text:style-name="T11">callback 1. winners - end of callback function </text:span><text:span text:style-name="T10">test.js:14</text:span></text:p>
      <text:p text:style-name="P11"><text:span text:style-name="T11">callback 2. result of winners is </text:span><text:span text:style-name="T10">test.js:9</text:span></text:p>
      <text:p text:style-name="P11"><text:span text:style-name="T11">callback 2. Status fail </text:span><text:span text:style-name="T10">test.js:10</text:span></text:p>
      <text:p text:style-name="P11"><text:span text:style-name="T11">callback 2. winners is </text:span><text:span text:style-name="T10">test.js:11</text:span></text:p>
      <text:p text:style-name="P11"><text:span text:style-name="T11">callback 2. </text:span><text:span text:style-name="T10">test.js:12</text:span></text:p>
      <text:p text:style-name="P11"><text:span text:style-name="T12">[]</text:span><text:span text:style-name="T11"><text:s/></text:span><text:span text:style-name="T10">test.js:13</text:span></text:p>
      <text:p text:style-name="P15"><text:span text:style-name="T11">callback 2. winners - end of callback function </text:span></text:p>
      <text:p text:style-name="P31"/>
      <text:p text:style-name="P31"/>
      <text:p text:style-name="P10"/>
      <text:p text:style-name="P20"><text:span text:style-name="T9">3.10. reedem_bean</text:span></text:p>
      <text:p text:style-name="P20"/>
      <text:p text:style-name="P7"><text:span text:style-name="T14">About reedem_bean function :</text:span></text:p>
      <text:p text:style-name="P7"/>
      <text:p text:style-name="P21">Parameters :</text:p>
      <text:p text:style-name="P21">username – String</text:p>
      <text:p text:style-name="P21">password – String (unencrypted)</text:p>
      <text:p text:style-name="P21">beankey – id of bean to reedem String</text:p>
      <text:p text:style-name="P21">callback – function(result,message);</text:p>
      <text:p text:style-name="P21"/>
      <text:p text:style-name="P21">Output : </text:p>
      <text:p text:style-name="P7">result <text:s/>- <text:s text:c="2"/><text:span text:style-name="T11">"Status success" or "Status fail" or </text:span>"Internal Server Error"</text:p>
      <text:p text:style-name="P21">message – message from server </text:p>
      <text:p text:style-name="P7"/>
      <text:p text:style-name="P7"><text:span text:style-name="T14">Example Code :</text:span></text:p>
      <text:p text:style-name="P7"/>
      <text:p text:style-name="P9">function test_reedembean() {</text:p>
      <text:p text:style-name="P9"><text:s text:c="4"/></text:p>
      <text:p text:style-name="P9"><text:s text:c="4"/>log_result = function(which_callback, result, message){</text:p>
      <text:p text:style-name="P9"><text:s text:c="8"/>console.log("callback "+which_callback+". result of reedembean is ");</text:p>
      <text:p text:style-name="P9"><text:s text:c="8"/>console.log("callback "+which_callback+". "+result);</text:p>
      <text:p text:style-name="P9"><text:s text:c="8"/>console.log("callback "+which_callback+". message of reedembean is ");</text:p>
      <text:p text:style-name="P9"><text:s text:c="8"/>console.log("callback "+which_callback+". "+message);</text:p>
      <text:p text:style-name="P9"><text:s text:c="4"/>}</text:p>
      <text:p text:style-name="P9"><text:s text:c="4"/></text:p>
      <text:p text:style-name="P9"><text:s text:c="4"/>callback0 = function(result, message){</text:p>
      <text:p text:style-name="P9"><text:s text:c="8"/>log_result("0",result,message);</text:p>
      <text:p text:style-name="P9"><text:s text:c="4"/>};</text:p>
      <text:p text:style-name="P9"><text:s text:c="4"/></text:p>
      <text:p text:style-name="P9"><text:s text:c="4"/>callback1 = function(result, message){</text:p>
      <text:p text:style-name="P9"><text:s text:c="8"/>log_result("1",result,message);</text:p>
      <text:p text:style-name="P9"><text:s text:c="4"/>};</text:p>
      <text:p text:style-name="P9"><text:s text:c="4"/></text:p>
      <text:p text:style-name="P9"><text:s text:c="4"/>callback2 = function(result, message){</text:p>
      <text:p text:style-name="P9"><text:s text:c="8"/>log_result("2",result,message);</text:p>
      <text:p text:style-name="P9"><text:s text:c="4"/>};</text:p>
      <text:p text:style-name="P9"><text:s text:c="4"/>reedem_bean("lukasz123", "lukasz123", "6b49323020asfassf5f780e1bcasf26945df7481e5", callback0);</text:p>
      <text:p text:style-name="P9"><text:s text:c="4"/>reedem_bean("wrongusernamedsa14", "abcdef", "6b493230205f780e1bcasfas26945df7481e5", callback1);</text:p>
      <text:p text:style-name="P9"><text:s text:c="4"/>reedem_bean("lukasz123", "wrongpassword42ds", "6b493230205f780e1bc26945sfafsadf7481e5", callback2);</text:p>
      <text:p text:style-name="P9">}</text:p>
      <text:p text:style-name="P7"/>
      <text:p text:style-name="P7"/>
      <text:p text:style-name="P7"/>
      <text:p text:style-name="P7"/>
      <text:p text:style-name="P7"><text:span text:style-name="T14">Output : </text:span></text:p>
      <text:p text:style-name="P7"/>
      <text:p text:style-name="P32"><text:span text:style-name="T10">this is reedem data reedemMethods.js:9</text:span></text:p>
      <text:p text:style-name="P33"><text:span text:style-name="T11">{"status":0,"response":{"message":"Invalid Bean"}} </text:span><text:span text:style-name="T10">reedemMethods.js:10</text:span></text:p>
      <text:p text:style-name="P33"><text:span text:style-name="T11">this is reedem json </text:span><text:span text:style-name="T10">reedemMethods.js:12</text:span></text:p>
      <text:p text:style-name="P34"><text:span text:style-name="T12">Object {status: 0, response: Object}</text:span></text:p>
      <text:list text:style-name="L1">
        <text:list-item>
          <text:p text:style-name="P35"><text:span text:style-name="T11">response: Object</text:span></text:p>
          <text:list>
            <text:list-item>
              <text:p text:style-name="P36"><text:span text:style-name="T11">message: "Invalid Bean"</text:span></text:p>
            </text:list-item>
            <text:list-item>
              <text:p text:style-name="P36"><text:span text:style-name="T11">__proto__: Object</text:span></text:p>
            </text:list-item>
          </text:list>
        </text:list-item>
        <text:list-item>
          <text:p text:style-name="P35"><text:span text:style-name="T11">status: 0</text:span></text:p>
        </text:list-item>
        <text:list-item>
          <text:p text:style-name="P35"><text:span text:style-name="T11">__proto__: Object</text:span></text:p>
        </text:list-item>
      </text:list>
      <text:p text:style-name="P33"><text:span text:style-name="T10">reedemMethods.js:13</text:span></text:p>
      <text:p text:style-name="P33"><text:span text:style-name="T11">callback 0. result of reedembean is </text:span><text:span text:style-name="T10">test.js:302</text:span></text:p>
      <text:p text:style-name="P33"><text:span text:style-name="T11">callback 0. Status fail </text:span><text:span text:style-name="T10">test.js:303</text:span></text:p>
      <text:p text:style-name="P33"><text:span text:style-name="T11">callback 0. message of reedembean is </text:span><text:span text:style-name="T10">test.js:304</text:span></text:p>
      <text:p text:style-name="P33"><text:span text:style-name="T11">callback 0. Invalid Bean </text:span><text:span text:style-name="T10">test.js:305</text:span></text:p>
      <text:p text:style-name="P33"><text:span text:style-name="T11">this is reedem data </text:span><text:span text:style-name="T10">reedemMethods.js:9</text:span></text:p>
      <text:p text:style-name="P33"><text:span text:style-name="T11">{"status":0,"response":{"message":"Invalid Username and\/or Password"}} </text:span><text:span text:style-name="T10">reedemMethods.js:10</text:span></text:p>
      <text:p text:style-name="P33"><text:span text:style-name="T11">this is reedem json </text:span><text:span text:style-name="T10">reedemMethods.js:12</text:span></text:p>
      <text:p text:style-name="P34"><text:span text:style-name="T12">Object {status: 0, response: Object}</text:span></text:p>
      <text:list text:style-name="L1">
        <text:list-item>
          <text:p text:style-name="P35"><text:span text:style-name="T11">response: Object</text:span></text:p>
          <text:list>
            <text:list-item>
              <text:p text:style-name="P36"><text:span text:style-name="T11">message: "Invalid Username and/or Password"</text:span></text:p>
            </text:list-item>
            <text:list-item>
              <text:p text:style-name="P36"><text:span text:style-name="T11">__proto__: Object</text:span></text:p>
            </text:list-item>
          </text:list>
        </text:list-item>
        <text:list-item>
          <text:p text:style-name="P35"><text:span text:style-name="T11">status: 0</text:span></text:p>
        </text:list-item>
        <text:list-item>
          <text:p text:style-name="P35"><text:span text:style-name="T11">__proto__: Object</text:span></text:p>
        </text:list-item>
      </text:list>
      <text:p text:style-name="P33"><text:span text:style-name="T10">reedemMethods.js:13</text:span></text:p>
      <text:p text:style-name="P33"><text:span text:style-name="T11">callback 2. result of reedembean is </text:span><text:span text:style-name="T10">test.js:302</text:span></text:p>
      <text:p text:style-name="P33"><text:span text:style-name="T11">callback 2. Status fail </text:span><text:span text:style-name="T10">test.js:303</text:span></text:p>
      <text:p text:style-name="P33"><text:span text:style-name="T11">callback 2. message of reedembean is </text:span><text:span text:style-name="T10">test.js:304</text:span></text:p>
      <text:p text:style-name="P33"><text:span text:style-name="T11">callback 2. Invalid Username and/or Password </text:span><text:span text:style-name="T10">test.js:305</text:span></text:p>
      <text:p text:style-name="P33"><text:span text:style-name="T11">this is reedem data </text:span><text:span text:style-name="T10">reedemMethods.js:9</text:span></text:p>
      <text:p text:style-name="P33"><text:span text:style-name="T11">{"status":0,"response":{"message":"Invalid Username and\/or Password"}} </text:span><text:span text:style-name="T10">reedemMethods.js:10</text:span></text:p>
      <text:p text:style-name="P33"><text:span text:style-name="T11">this is reedem json </text:span><text:span text:style-name="T10">reedemMethods.js:12</text:span></text:p>
      <text:p text:style-name="P34"><text:span text:style-name="T12">Object {status: 0, response: Object}</text:span></text:p>
      <text:list text:style-name="L1">
        <text:list-item>
          <text:p text:style-name="P35"><text:span text:style-name="T11">response: Object</text:span></text:p>
          <text:list>
            <text:list-item>
              <text:p text:style-name="P36"><text:span text:style-name="T11">message: "Invalid Username and/or Password"</text:span></text:p>
            </text:list-item>
            <text:list-item>
              <text:p text:style-name="P36"><text:span text:style-name="T11">__proto__: Object</text:span></text:p>
            </text:list-item>
          </text:list>
        </text:list-item>
        <text:list-item>
          <text:p text:style-name="P35"><text:span text:style-name="T11">status: 0</text:span></text:p>
        </text:list-item>
        <text:list-item>
          <text:p text:style-name="P35"><text:span text:style-name="T11">__proto__: Object</text:span></text:p>
        </text:list-item>
      </text:list>
      <text:p text:style-name="P33"><text:span text:style-name="T10">reedemMethods.js:13</text:span></text:p>
      <text:p text:style-name="P33"><text:span text:style-name="T11">callback 1. result of reedembean is </text:span><text:span text:style-name="T10">test.js:302</text:span></text:p>
      <text:p text:style-name="P33"><text:span text:style-name="T11">callback 1. Status fail </text:span><text:span text:style-name="T10">test.js:303</text:span></text:p>
      <text:p text:style-name="P33"><text:span text:style-name="T11">callback 1. message of reedembean is </text:span><text:span text:style-name="T10">test.js:304</text:span></text:p>
      <text:p text:style-name="P37"><text:span text:style-name="T11">callback 1. Invalid Username and/or Password </text:span></text:p>
      <text:p text:style-name="P20"/>
      <text:p text:style-name="P20"><text:span text:style-name="T9">3.11. register_user</text:span></text:p>
      <text:p text:style-name="P20"/>
      <text:p text:style-name="P7"><text:span text:style-name="T14">About register_user function : </text:span></text:p>
      <text:p text:style-name="P21">Parameters :</text:p>
      <text:p text:style-name="P21">username – String</text:p>
      <text:p text:style-name="P21">password – String (unencrypted)</text:p>
      <text:p text:style-name="P21">email – Strig email address</text:p>
      <text:p text:style-name="P21">zipcode – String</text:p>
      <text:p text:style-name="P21">categories – String array minimum 3 categories</text:p>
      <text:p text:style-name="P21">callback – function(result, beans);</text:p>
      <text:p text:style-name="P21"/>
      <text:p text:style-name="P21">Output : </text:p>
      <text:p text:style-name="P7">result <text:s/>– <text:s/><text:span text:style-name="T11">"Status success" or "Status fail" or </text:span>"Internal Server Error"</text:p>
      <text:p text:style-name="P7">beans – <text:s/>beans <text:s/>from server, array of objects.</text:p>
      <text:p text:style-name="P7"/>
      <text:p text:style-name="P7"><text:span text:style-name="T14">Example Code :</text:span></text:p>
      <text:p text:style-name="P7"/>
      <text:p text:style-name="P9">function test_register() {</text:p>
      <text:p text:style-name="P9"><text:s text:c="4"/></text:p>
      <text:p text:style-name="P9"><text:s text:c="8"/>log_result = function(which_callback,result,message){</text:p>
      <text:p text:style-name="P9"><text:s text:c="8"/>console.log("callback " + which_callback + ". result of register is ");</text:p>
      <text:p text:style-name="P9"><text:s text:c="8"/>console.log("callback " + which_callback + ". " + result);</text:p>
      <text:p text:style-name="P9"><text:s text:c="8"/>console.log("callback " + which_callback + ". register is ");</text:p>
      <text:p text:style-name="P9"><text:s text:c="8"/>console.log(message);</text:p>
      <text:p text:style-name="P9"><text:s text:c="8"/>console.log("callback " + which_callback + ". register - end of callback function");</text:p>
      <text:p text:style-name="P9"><text:s text:c="4"/>};</text:p>
      <text:p text:style-name="P9"/>
      <text:p text:style-name="P9"><text:s text:c="4"/>callback0 = function(result,message){</text:p>
      <text:p text:style-name="P9"><text:s text:c="8"/>log_result("0",result,message);</text:p>
      <text:p text:style-name="P9"><text:s text:c="4"/>};</text:p>
      <text:p text:style-name="P9"><text:s text:c="4"/></text:p>
      <text:p text:style-name="P9"><text:s text:c="4"/>callback1 = function(result,message){</text:p>
      <text:p text:style-name="P9"><text:s text:c="8"/>log_result("1",result,message);</text:p>
      <text:p text:style-name="P9"><text:s text:c="4"/>};</text:p>
      <text:p text:style-name="P9"><text:s text:c="4"/></text:p>
      <text:p text:style-name="P9"><text:s text:c="4"/>callback2 = function(result,message){</text:p>
      <text:p text:style-name="P9"><text:s text:c="8"/>log_result("2",result,message);</text:p>
      <text:p text:style-name="P9"><text:s text:c="4"/>};</text:p>
      <text:p text:style-name="P9"><text:s text:c="4"/></text:p>
      <text:p text:style-name="P9"><text:s text:c="4"/>callback3 = function(result,message){</text:p>
      <text:p text:style-name="P9"><text:s text:c="8"/>log_result("3",result,message);</text:p>
      <text:p text:style-name="P9"><text:s text:c="4"/>};</text:p>
      <text:p text:style-name="P9"><text:s text:c="4"/></text:p>
      <text:p text:style-name="P9"><text:s text:c="4"/>callback4 = function(result,message){</text:p>
      <text:p text:style-name="P9"><text:s text:c="8"/>log_result("4",result,message);</text:p>
      <text:p text:style-name="P9"><text:s text:c="4"/>};</text:p>
      <text:p text:style-name="P9"/>
      <text:p text:style-name="P9">var categories = ["c4ca4238a0b923820dcc509a6f75849b",</text:p>
      <text:p text:style-name="P9">"c81e728d9d4c2f636f067f89cc14862c",</text:p>
      <text:p text:style-name="P9">"eccbc87e4b5ce2fe28308fd9f2a7baf3"];</text:p>
      <text:p text:style-name="P9"><text:s text:c="4"/></text:p>
      <text:p text:style-name="P9"><text:s text:c="4"/>register_user("h34u78723je", "abcdef","asiadsf233s123iu532235i@f23as.pl","12414242",categories, callback0);</text:p>
      <text:p text:style-name="P9"><text:s text:c="4"/>register_user("lukasz123", "lukasz123","asiassf23ai34ui@fsadas.pl","12241242",categories, callback1);</text:p>
      <text:p text:style-name="P9"><text:s text:c="4"/>register_user("4353m34ujfs6e", "abcdef","asi323176a4s23523iui@fsadas.pl","12413242",categories, callback2);</text:p>
      <text:p text:style-name="P9"><text:s text:c="4"/>register_user("hu344655332uje", "abasdcdef","asia76s32132iu23i@fsadas.pl","1241242",categories, callback3);</text:p>
      <text:p text:style-name="P9"><text:s text:c="4"/>register_user("hu234u7s52331je", "abcdsd5ef","asia76s32132iu23i@fsadas.pl","1241242",categories, callback4); <text:s/></text:p>
      <text:p text:style-name="P9">}</text:p>
      <text:p text:style-name="P7"/>
      <text:p text:style-name="P7"><text:span text:style-name="T14">Output :</text:span></text:p>
      <text:p text:style-name="P7"/>
      <text:p text:style-name="P25"><text:span text:style-name="T10">this is register json registerMethods.js:10</text:span></text:p>
      <text:p text:style-name="P26"><text:span text:style-name="T12">Object {status: 0, response: Object}</text:span></text:p>
      <text:list text:style-name="L1">
        <text:list-item>
          <text:p text:style-name="P27"><text:span text:style-name="T11">response: Object</text:span></text:p>
          <text:list>
            <text:list-item>
              <text:p text:style-name="P28"><text:span text:style-name="T11">code: "USER_ALREADY_EXISTS"</text:span></text:p>
            </text:list-item>
            <text:list-item>
              <text:p text:style-name="P28"><text:span text:style-name="T11">message: "Username already exists."</text:span></text:p>
            </text:list-item>
            <text:list-item>
              <text:p text:style-name="P28"><text:span text:style-name="T11">__proto__: Object</text:span></text:p>
            </text:list-item>
          </text:list>
        </text:list-item>
        <text:list-item>
          <text:p text:style-name="P27"><text:span text:style-name="T11">status: 0</text:span></text:p>
        </text:list-item>
        <text:list-item>
          <text:p text:style-name="P27"><text:span text:style-name="T11">__proto__: Object</text:span></text:p>
        </text:list-item>
      </text:list>
      <text:p text:style-name="P29"><text:span text:style-name="T10">registerMethods.js:11</text:span></text:p>
      <text:p text:style-name="P29"><text:span text:style-name="T11">callback 1. result of register is </text:span><text:span text:style-name="T10">test.js:215</text:span></text:p>
      <text:p text:style-name="P29"><text:span text:style-name="T11">callback 1. Status fail </text:span><text:span text:style-name="T10">test.js:216</text:span></text:p>
      <text:p text:style-name="P29"><text:span text:style-name="T11">callback 1. register is </text:span><text:span text:style-name="T10">test.js:217</text:span></text:p>
      <text:p text:style-name="P29"><text:span text:style-name="T11">Username already exists. </text:span><text:span text:style-name="T10">test.js:218</text:span></text:p>
      <text:p text:style-name="P29"><text:span text:style-name="T11">callback 1. register - end of callback function </text:span><text:span text:style-name="T10">test.js:219</text:span></text:p>
      <text:p text:style-name="P29"><text:span text:style-name="T11">this is register json </text:span><text:span text:style-name="T10">registerMethods.js:10</text:span></text:p>
      <text:p text:style-name="P26"><text:span text:style-name="T12">Object {status: 1, response: Object}</text:span></text:p>
      <text:list text:style-name="L1">
        <text:list-item>
          <text:p text:style-name="P27"><text:span text:style-name="T11">response: Object</text:span></text:p>
          <text:list>
            <text:list-item>
              <text:p text:style-name="P28"><text:span text:style-name="T11">message: "User Successfully Registered"</text:span></text:p>
            </text:list-item>
            <text:list-item>
              <text:p text:style-name="P28"><text:span text:style-name="T11">__proto__: Object</text:span></text:p>
            </text:list-item>
          </text:list>
        </text:list-item>
        <text:list-item>
          <text:p text:style-name="P27"><text:span text:style-name="T11">status: 1</text:span></text:p>
        </text:list-item>
        <text:list-item>
          <text:p text:style-name="P27"><text:span text:style-name="T11">__proto__: Object</text:span></text:p>
        </text:list-item>
      </text:list>
      <text:p text:style-name="P29"><text:span text:style-name="T10">registerMethods.js:11</text:span></text:p>
      <text:p text:style-name="P29"><text:span text:style-name="T11">callback 3. result of register is </text:span><text:span text:style-name="T10">test.js:215</text:span></text:p>
      <text:p text:style-name="P29"><text:span text:style-name="T11">callback 3. Status success </text:span><text:span text:style-name="T10">test.js:216</text:span></text:p>
      <text:p text:style-name="P29"><text:span text:style-name="T11">callback 3. register is </text:span><text:span text:style-name="T10">test.js:217</text:span></text:p>
      <text:p text:style-name="P29"><text:span text:style-name="T11">User Successfully Registered </text:span><text:span text:style-name="T10">test.js:218</text:span></text:p>
      <text:p text:style-name="P29"><text:span text:style-name="T11">callback 3. register - end of callback function </text:span><text:span text:style-name="T10">test.js:219</text:span></text:p>
      <text:p text:style-name="P29"><text:span text:style-name="T11">this is register json </text:span><text:span text:style-name="T10">registerMethods.js:10</text:span></text:p>
      <text:p text:style-name="P26"><text:span text:style-name="T12">Object {status: 1, response: Object}</text:span></text:p>
      <text:list text:style-name="L1">
        <text:list-item>
          <text:p text:style-name="P27"><text:span text:style-name="T11">response: Object</text:span></text:p>
          <text:list>
            <text:list-item>
              <text:p text:style-name="P28"><text:span text:style-name="T11">message: "User Successfully Registered"</text:span></text:p>
            </text:list-item>
            <text:list-item>
              <text:p text:style-name="P28"><text:span text:style-name="T11">__proto__: Object</text:span></text:p>
            </text:list-item>
          </text:list>
        </text:list-item>
        <text:list-item>
          <text:p text:style-name="P27"><text:span text:style-name="T11">status: 1</text:span></text:p>
        </text:list-item>
        <text:list-item>
          <text:p text:style-name="P27"><text:span text:style-name="T11">__proto__: Object</text:span></text:p>
        </text:list-item>
      </text:list>
      <text:p text:style-name="P29"><text:span text:style-name="T10">registerMethods.js:11</text:span></text:p>
      <text:p text:style-name="P29"><text:span text:style-name="T11">callback 0. result of register is </text:span><text:span text:style-name="T10">test.js:215</text:span></text:p>
      <text:p text:style-name="P29"><text:span text:style-name="T11">callback 0. Status success </text:span><text:span text:style-name="T10">test.js:216</text:span></text:p>
      <text:p text:style-name="P29"><text:span text:style-name="T11">callback 0. register is </text:span><text:span text:style-name="T10">test.js:217</text:span></text:p>
      <text:p text:style-name="P29"><text:span text:style-name="T11">User Successfully Registered </text:span><text:span text:style-name="T10">test.js:218</text:span></text:p>
      <text:p text:style-name="P29"><text:span text:style-name="T11">callback 0. register - end of callback function </text:span><text:span text:style-name="T10">test.js:219</text:span></text:p>
      <text:p text:style-name="P29"><text:span text:style-name="T11">this is register json </text:span><text:span text:style-name="T10">registerMethods.js:10</text:span></text:p>
      <text:p text:style-name="P26"><text:span text:style-name="T12">Object {status: 0, response: Object}</text:span></text:p>
      <text:list text:style-name="L1">
        <text:list-item>
          <text:p text:style-name="P27"><text:span text:style-name="T11">response: Object</text:span></text:p>
          <text:list>
            <text:list-item>
              <text:p text:style-name="P28"><text:span text:style-name="T11">code: "EMAIL_ALREADY_EXISTS"</text:span></text:p>
            </text:list-item>
            <text:list-item>
              <text:p text:style-name="P28"><text:span text:style-name="T11">message: "Email already exists."</text:span></text:p>
            </text:list-item>
            <text:list-item>
              <text:p text:style-name="P28"><text:span text:style-name="T11">__proto__: Object</text:span></text:p>
            </text:list-item>
          </text:list>
        </text:list-item>
        <text:list-item>
          <text:p text:style-name="P27"><text:span text:style-name="T11">status: 0</text:span></text:p>
        </text:list-item>
        <text:list-item>
          <text:p text:style-name="P27"><text:span text:style-name="T11">__proto__: Object</text:span></text:p>
        </text:list-item>
      </text:list>
      <text:p text:style-name="P29"><text:span text:style-name="T10">registerMethods.js:11</text:span></text:p>
      <text:p text:style-name="P29"><text:span text:style-name="T11">callback 4. result of register is </text:span><text:span text:style-name="T10">test.js:215</text:span></text:p>
      <text:p text:style-name="P29"><text:span text:style-name="T11">callback 4. Status fail </text:span><text:span text:style-name="T10">test.js:216</text:span></text:p>
      <text:p text:style-name="P29"><text:span text:style-name="T11">callback 4. register is </text:span><text:span text:style-name="T10">test.js:217</text:span></text:p>
      <text:p text:style-name="P29"><text:span text:style-name="T11">Email already exists. </text:span><text:span text:style-name="T10">test.js:218</text:span></text:p>
      <text:p text:style-name="P29"><text:span text:style-name="T11">callback 4. register - end of callback function </text:span><text:span text:style-name="T10">test.js:219</text:span></text:p>
      <text:p text:style-name="P29"><text:span text:style-name="T11">this is register json </text:span><text:span text:style-name="T10">registerMethods.js:10</text:span></text:p>
      <text:p text:style-name="P26"><text:span text:style-name="T12">Object {status: 1, response: Object}</text:span></text:p>
      <text:list text:style-name="L1">
        <text:list-item>
          <text:p text:style-name="P27"><text:span text:style-name="T11">response: Object</text:span></text:p>
          <text:list>
            <text:list-item>
              <text:p text:style-name="P28"><text:span text:style-name="T11">message: "User Successfully Registered"</text:span></text:p>
            </text:list-item>
            <text:list-item>
              <text:p text:style-name="P28"><text:span text:style-name="T11">__proto__: Object</text:span></text:p>
            </text:list-item>
          </text:list>
        </text:list-item>
        <text:list-item>
          <text:p text:style-name="P27"><text:span text:style-name="T11">status: 1</text:span></text:p>
        </text:list-item>
        <text:list-item>
          <text:p text:style-name="P27"><text:span text:style-name="T11">__proto__: Object</text:span></text:p>
        </text:list-item>
      </text:list>
      <text:p text:style-name="P29"><text:span text:style-name="T10">registerMethods.js:11</text:span></text:p>
      <text:p text:style-name="P29"><text:span text:style-name="T11">callback 2. result of register is </text:span><text:span text:style-name="T10">test.js:215</text:span></text:p>
      <text:p text:style-name="P29"><text:span text:style-name="T11">callback 2. Status success </text:span><text:span text:style-name="T10">test.js:216</text:span></text:p>
      <text:p text:style-name="P29"><text:span text:style-name="T11">callback 2. register is </text:span><text:span text:style-name="T10">test.js:217</text:span></text:p>
      <text:p text:style-name="P29"><text:span text:style-name="T11">User Successfully Registered </text:span><text:span text:style-name="T10">test.js:218</text:span></text:p>
      <text:p text:style-name="P30"><text:span text:style-name="T11">callback 2. register - end of callback function </text:span></text:p>
      <text:p text:style-name="P40"/>
      <text:p text:style-name="P20"/>
      <text:p text:style-name="P20"><text:span text:style-name="T9">3.12. send_password</text:span></text:p>
      <text:p text:style-name="P41"/>
      <text:p text:style-name="P17"><text:span text:style-name="T12">About send_password function:</text:span></text:p>
      <text:p text:style-name="P21">Parameters :</text:p>
      <text:p text:style-name="P21">username – String</text:p>
      <text:p text:style-name="P21">callback – function(result,message);</text:p>
      <text:p text:style-name="P21">Output :</text:p>
      <text:p text:style-name="P7">result <text:s/>- <text:s text:c="2"/><text:span text:style-name="T11">"Status success" or "Status fail" or </text:span>"Internal Server Error"</text:p>
      <text:p text:style-name="P17"><text:span text:style-name="T12">message – message from server </text:span></text:p>
      <text:p text:style-name="P17"/>
      <text:p text:style-name="P17"><text:span text:style-name="T12">Example Code :</text:span></text:p>
      <text:p text:style-name="P17"/>
      <text:p text:style-name="P9"><text:span text:style-name="T14">function test_sendpassword(){</text:span></text:p>
      <text:p text:style-name="P9"><text:span text:style-name="T14"><text:s text:c="4"/></text:span></text:p>
      <text:p text:style-name="P9"><text:span text:style-name="T14"><text:s text:c="4"/>log_result = function(which_callback,result,message){</text:span></text:p>
      <text:p text:style-name="P9"><text:span text:style-name="T14"><text:s text:c="8"/>console.log("callback "+which_callback+". result of sendpassword is ");</text:span></text:p>
      <text:p text:style-name="P9"><text:span text:style-name="T14"><text:s text:c="8"/>console.log("callback "+which_callback+". " + result);</text:span></text:p>
      <text:p text:style-name="P9"><text:span text:style-name="T14"><text:s text:c="8"/>console.log("callback "+which_callback+". message of sendpassword is ");</text:span></text:p>
      <text:p text:style-name="P9"><text:span text:style-name="T14"><text:s text:c="8"/>console.log("callback "+which_callback+". " + message);</text:span></text:p>
      <text:p text:style-name="P9"><text:span text:style-name="T14"><text:s text:c="4"/>}</text:span></text:p>
      <text:p text:style-name="P9"><text:span text:style-name="T14"><text:s text:c="4"/></text:span></text:p>
      <text:p text:style-name="P9"><text:span text:style-name="T14"><text:s text:c="4"/>callback0 = function(result,message){</text:span></text:p>
      <text:p text:style-name="P9"><text:span text:style-name="T14"><text:s text:c="8"/>log_result("0",result,message);</text:span></text:p>
      <text:p text:style-name="P9"><text:span text:style-name="T14"><text:s text:c="4"/>};</text:span></text:p>
      <text:p text:style-name="P9"><text:span text:style-name="T14"><text:s text:c="4"/></text:span></text:p>
      <text:p text:style-name="P9"><text:span text:style-name="T14"><text:s text:c="4"/>callback1 = function(result,message){</text:span></text:p>
      <text:p text:style-name="P9"><text:span text:style-name="T14"><text:s text:c="8"/>log_result("1",result,message);</text:span></text:p>
      <text:p text:style-name="P9"><text:span text:style-name="T14"><text:s text:c="4"/>};</text:span></text:p>
      <text:p text:style-name="P9"><text:span text:style-name="T14"><text:s text:c="4"/></text:span></text:p>
      <text:p text:style-name="P9"><text:span text:style-name="T14"><text:s text:c="4"/>callback2 = function(result,message){</text:span></text:p>
      <text:p text:style-name="P9"><text:span text:style-name="T14"><text:s text:c="8"/>log_result("2",result,message);</text:span></text:p>
      <text:p text:style-name="P9"><text:span text:style-name="T14"><text:s text:c="4"/>};</text:span></text:p>
      <text:p text:style-name="P9"><text:span text:style-name="T14"><text:s text:c="4"/></text:span></text:p>
      <text:p text:style-name="P9"><text:span text:style-name="T14"><text:s text:c="4"/>callback3 = function(result,message){</text:span></text:p>
      <text:p text:style-name="P9"><text:span text:style-name="T14"><text:s text:c="8"/>log_result("3",result,message);</text:span></text:p>
      <text:p text:style-name="P9"><text:span text:style-name="T14"><text:s text:c="4"/>};</text:span></text:p>
      <text:p text:style-name="P9"><text:span text:style-name="T14"><text:s text:c="4"/></text:span></text:p>
      <text:p text:style-name="P9"><text:span text:style-name="T14"><text:s text:c="4"/>callback4 = function(result,message){</text:span></text:p>
      <text:p text:style-name="P9"><text:span text:style-name="T14"><text:s text:c="8"/>log_result("4",result,message);</text:span></text:p>
      <text:p text:style-name="P9"><text:span text:style-name="T14"><text:s text:c="4"/>};</text:span></text:p>
      <text:p text:style-name="P9"/>
      <text:p text:style-name="P9"><text:span text:style-name="T14"><text:s text:c="4"/>send_password("hujemuje", callback0);</text:span></text:p>
      <text:p text:style-name="P9"><text:span text:style-name="T14"><text:s text:c="4"/>send_password("lukasz123", callback1);</text:span></text:p>
      <text:p text:style-name="P9"><text:span text:style-name="T14"><text:s text:c="4"/>send_password("lukasz1assa23", callback2);</text:span></text:p>
      <text:p text:style-name="P9"><text:span text:style-name="T14"><text:s text:c="4"/>send_password("", callback3);</text:span></text:p>
      <text:p text:style-name="P9"><text:span text:style-name="T14"><text:s text:c="4"/>send_password("1429012998dj288", callback4);</text:span></text:p>
      <text:p text:style-name="P9"><text:span text:style-name="T14">}</text:span></text:p>
      <text:p text:style-name="P42"/>
      <text:p text:style-name="P17"/>
      <text:p text:style-name="P17"><text:span text:style-name="T12">Output :</text:span></text:p>
      <text:p text:style-name="P17"/>
      <text:p text:style-name="P43"><text:span text:style-name="T11">callback 2. result of sendpassword is </text:span><text:span text:style-name="T10">test.js:229</text:span></text:p>
      <text:p text:style-name="P43"><text:span text:style-name="T11">callback 2. Status fail </text:span><text:span text:style-name="T10">test.js:230</text:span></text:p>
      <text:p text:style-name="P43"><text:span text:style-name="T11">callback 2. message of sendpassword is </text:span><text:span text:style-name="T10">test.js:231</text:span></text:p>
      <text:p text:style-name="P43"><text:span text:style-name="T11">callback 2. undefined </text:span><text:span text:style-name="T10">test.js:232</text:span></text:p>
      <text:p text:style-name="P43"><text:span text:style-name="T11">callback 4. result of sendpassword is </text:span><text:span text:style-name="T10">test.js:229</text:span></text:p>
      <text:p text:style-name="P43"><text:span text:style-name="T11">callback 4. Status fail </text:span><text:span text:style-name="T10">test.js:230</text:span></text:p>
      <text:p text:style-name="P43"><text:span text:style-name="T11">callback 4. message of sendpassword is </text:span><text:span text:style-name="T10">test.js:231</text:span></text:p>
      <text:p text:style-name="P43"><text:span text:style-name="T11">callback 4. undefined </text:span><text:span text:style-name="T10">test.js:232</text:span></text:p>
      <text:p text:style-name="P43"><text:span text:style-name="T11">callback 3. result of sendpassword is </text:span><text:span text:style-name="T10">test.js:229</text:span></text:p>
      <text:p text:style-name="P43"><text:span text:style-name="T11">callback 3. Status fail </text:span><text:span text:style-name="T10">test.js:230</text:span></text:p>
      <text:p text:style-name="P43"><text:span text:style-name="T11">callback 3. message of sendpassword is </text:span><text:span text:style-name="T10">test.js:231</text:span></text:p>
      <text:p text:style-name="P43"><text:span text:style-name="T11">callback 3. undefined </text:span><text:span text:style-name="T10">test.js:232</text:span></text:p>
      <text:p text:style-name="P43"><text:span text:style-name="T11">this is data </text:span><text:span text:style-name="T10">sendpasswordMethods.js:16</text:span></text:p>
      <text:p text:style-name="P43"><text:span text:style-name="T11">{"status":1,"response":{"message":"Instructions for changing your password have been mailed to your registered email address."}} </text:span><text:span text:style-name="T10">sendpasswordMethods.js:17</text:span></text:p>
      <text:p text:style-name="P43"><text:span text:style-name="T11">this is json from send password </text:span><text:span text:style-name="T10">sendpasswordMethods.js:19</text:span></text:p>
      <text:p text:style-name="P44"><text:span text:style-name="T12">Object {status: 1, response: Object}</text:span></text:p>
      <text:list text:style-name="L1">
        <text:list-item>
          <text:p text:style-name="P45"><text:span text:style-name="T11">response: Object</text:span></text:p>
          <text:list>
            <text:list-item>
              <text:p text:style-name="P46"><text:span text:style-name="T11">message: "Instructions for changing your password have been mailed to your registered email address."</text:span></text:p>
            </text:list-item>
            <text:list-item>
              <text:p text:style-name="P46"><text:span text:style-name="T11">__proto__: Object</text:span></text:p>
            </text:list-item>
          </text:list>
        </text:list-item>
        <text:list-item>
          <text:p text:style-name="P45"><text:span text:style-name="T11">status: 1</text:span></text:p>
        </text:list-item>
        <text:list-item>
          <text:p text:style-name="P45"><text:span text:style-name="T11">__proto__: Object</text:span></text:p>
        </text:list-item>
      </text:list>
      <text:p text:style-name="P43"><text:span text:style-name="T10">sendpasswordMethods.js:20</text:span></text:p>
      <text:p text:style-name="P43"><text:span text:style-name="T11">callback 1. result of sendpassword is </text:span><text:span text:style-name="T10">test.js:229</text:span></text:p>
      <text:p text:style-name="P43"><text:span text:style-name="T11">callback 1. Status success </text:span><text:span text:style-name="T10">test.js:230</text:span></text:p>
      <text:p text:style-name="P43"><text:span text:style-name="T11">callback 1. message of sendpassword is </text:span><text:span text:style-name="T10">test.js:231</text:span></text:p>
      <text:p text:style-name="P43"><text:span text:style-name="T11">callback 1. Instructions for changing your password have been mailed to your registered email address. </text:span><text:span text:style-name="T10">test.js:232</text:span></text:p>
      <text:p text:style-name="P43"><text:span text:style-name="T11">this is data </text:span><text:span text:style-name="T10">sendpasswordMethods.js:16</text:span></text:p>
      <text:p text:style-name="P43"><text:span text:style-name="T11">{"status":1,"response":{"message":"Instructions for changing your password have been mailed to your registered email address."}} </text:span><text:span text:style-name="T10">sendpasswordMethods.js:17</text:span></text:p>
      <text:p text:style-name="P43"><text:span text:style-name="T11">this is json from send password </text:span><text:span text:style-name="T10">sendpasswordMethods.js:19</text:span></text:p>
      <text:p text:style-name="P44"><text:span text:style-name="T12">Object {status: 1, response: Object}</text:span></text:p>
      <text:list text:style-name="L1">
        <text:list-item>
          <text:p text:style-name="P45"><text:span text:style-name="T11">response: Object</text:span></text:p>
          <text:list>
            <text:list-item>
              <text:p text:style-name="P46"><text:span text:style-name="T11">message: "Instructions for changing your password have been mailed to your registered email address."</text:span></text:p>
            </text:list-item>
            <text:list-item>
              <text:p text:style-name="P46"><text:span text:style-name="T11">__proto__: Object</text:span></text:p>
            </text:list-item>
          </text:list>
        </text:list-item>
        <text:list-item>
          <text:p text:style-name="P45"><text:span text:style-name="T11">status: 1</text:span></text:p>
        </text:list-item>
        <text:list-item>
          <text:p text:style-name="P45"><text:span text:style-name="T11">__proto__: Object</text:span></text:p>
        </text:list-item>
      </text:list>
      <text:p text:style-name="P43"><text:span text:style-name="T10">sendpasswordMethods.js:20</text:span></text:p>
      <text:p text:style-name="P43"><text:span text:style-name="T11">callback 0. result of sendpassword is </text:span><text:span text:style-name="T10">test.js:229</text:span></text:p>
      <text:p text:style-name="P43"><text:span text:style-name="T11">callback 0. Status success </text:span><text:span text:style-name="T10">test.js:230</text:span></text:p>
      <text:p text:style-name="P43"><text:span text:style-name="T11">callback 0. message of sendpassword is </text:span><text:span text:style-name="T10">test.js:231</text:span></text:p>
      <text:p text:style-name="P47"><text:span text:style-name="T11">callback 0. Instructions for changing your password have been mailed to your registered email address. </text:span></text:p>
      <text:p text:style-name="P41"/>
      <text:p text:style-name="P41"><text:span text:style-name="T18">3.13. validate_user</text:span></text:p>
      <text:p text:style-name="P19"/>
      <text:p text:style-name="P7"><text:span text:style-name="T14">About validate_user function :</text:span></text:p>
      <text:p text:style-name="P21">Parameters :</text:p>
      <text:p text:style-name="P21">username – String</text:p>
      <text:p text:style-name="P21">callback – function(result,message);</text:p>
      <text:p text:style-name="P21"/>
      <text:p text:style-name="P21">Output : </text:p>
      <text:p text:style-name="P7">result <text:s/>- <text:s text:c="2"/><text:span text:style-name="T11">"Status success" or "Status fail" or </text:span>"Internal Server Error"</text:p>
      <text:p text:style-name="P7">message – message from server</text:p>
      <text:p text:style-name="P7"/>
      <text:p text:style-name="P7"><text:span text:style-name="T14">Example Code :</text:span></text:p>
      <text:p text:style-name="P7"/>
      <text:p text:style-name="P9">function test_validateuser() {</text:p>
      <text:p text:style-name="P9"><text:s text:c="4"/></text:p>
      <text:p text:style-name="P9"><text:s text:c="4"/>log_result = function(which_callback, result,message){</text:p>
      <text:p text:style-name="P9"><text:s text:c="8"/>console.log("callback "+which_callback+". result of validateuser is ");</text:p>
      <text:p text:style-name="P9"><text:s text:c="8"/>console.log("callback "+which_callback+". " + result);</text:p>
      <text:p text:style-name="P9"><text:s text:c="8"/>console.log("callback "+which_callback+". message of validateuser is ");</text:p>
      <text:p text:style-name="P9"><text:s text:c="8"/>console.log("callback "+which_callback+". " + message);</text:p>
      <text:p text:style-name="P9"><text:s text:c="4"/>};</text:p>
      <text:p text:style-name="P9"><text:s text:c="4"/></text:p>
      <text:p text:style-name="P9"><text:s text:c="4"/>callback0 = function(result,message) {</text:p>
      <text:p text:style-name="P9"><text:s text:c="8"/>log_result("0",result,message);</text:p>
      <text:p text:style-name="P9"><text:s text:c="4"/>};</text:p>
      <text:p text:style-name="P9"><text:s text:c="4"/></text:p>
      <text:p text:style-name="P9"><text:s text:c="4"/>callback1 = function(result,message) {</text:p>
      <text:p text:style-name="P9"><text:s text:c="8"/>log_result("1",result,message);</text:p>
      <text:p text:style-name="P9"><text:s text:c="4"/>};</text:p>
      <text:p text:style-name="P9"><text:s text:c="4"/></text:p>
      <text:p text:style-name="P9"><text:s text:c="4"/>callback2 = function(result,message) {</text:p>
      <text:p text:style-name="P9"><text:s text:c="8"/>log_result("2",result,message);</text:p>
      <text:p text:style-name="P9"><text:s text:c="4"/>};</text:p>
      <text:p text:style-name="P9"><text:s text:c="4"/></text:p>
      <text:p text:style-name="P9"><text:s text:c="4"/>callback3 = function(result,message) {</text:p>
      <text:p text:style-name="P9"><text:s text:c="8"/>log_result("3",result,message);</text:p>
      <text:p text:style-name="P9"><text:s text:c="4"/>};</text:p>
      <text:p text:style-name="P9"><text:s text:c="4"/></text:p>
      <text:p text:style-name="P9"><text:s text:c="4"/>callback4 = function(result,message) {</text:p>
      <text:p text:style-name="P9"><text:s text:c="8"/>log_result("4",result,message);</text:p>
      <text:p text:style-name="P9"><text:s text:c="4"/>};</text:p>
      <text:p text:style-name="P9"><text:s text:c="4"/></text:p>
      <text:p text:style-name="P9"><text:s text:c="4"/>validate_user("hujemuje", callback0);</text:p>
      <text:p text:style-name="P9"><text:s text:c="4"/>validate_user("lukasz123", callback1);</text:p>
      <text:p text:style-name="P9"><text:s text:c="4"/>validate_user("wrongusername", callback2);</text:p>
      <text:p text:style-name="P9"><text:s text:c="4"/>validate_user("", callback3);</text:p>
      <text:p text:style-name="P9"><text:s text:c="4"/>validate_user("-2103021809321", callback4);</text:p>
      <text:p text:style-name="P9">}</text:p>
      <text:p text:style-name="P17"/>
      <text:p text:style-name="P17"><text:span text:style-name="T12">Output :</text:span></text:p>
      <text:p text:style-name="P17"/>
      <text:p text:style-name="P10"><text:span text:style-name="T12">Object {status: 1, response: Object}</text:span></text:p>
      <text:list text:style-name="L1">
        <text:list-item>
          <text:p text:style-name="P13"><text:span text:style-name="T11">response: Object</text:span></text:p>
          <text:list>
            <text:list-item>
              <text:p text:style-name="P14"><text:span text:style-name="T11">message: "This is a valid user"</text:span></text:p>
            </text:list-item>
            <text:list-item>
              <text:p text:style-name="P14"><text:span text:style-name="T11">__proto__: Object</text:span></text:p>
            </text:list-item>
          </text:list>
        </text:list-item>
        <text:list-item>
          <text:p text:style-name="P13"><text:span text:style-name="T11">status: 1</text:span></text:p>
        </text:list-item>
        <text:list-item>
          <text:p text:style-name="P13"><text:span text:style-name="T11">__proto__: Object</text:span></text:p>
        </text:list-item>
      </text:list>
      <text:p text:style-name="P11"><text:span text:style-name="T10">validateuserMethods.js:11</text:span></text:p>
      <text:p text:style-name="P11"><text:span text:style-name="T11">callback 1. result of validateuser is </text:span><text:span text:style-name="T10">test.js:294</text:span></text:p>
      <text:p text:style-name="P11"><text:span text:style-name="T11">callback 1. Status success </text:span><text:span text:style-name="T10">test.js:295</text:span></text:p>
      <text:p text:style-name="P11"><text:span text:style-name="T11">callback 1. message of validateuser is </text:span><text:span text:style-name="T10">test.js:296</text:span></text:p>
      <text:p text:style-name="P11"><text:span text:style-name="T11">callback 1. This is a valid user </text:span><text:span text:style-name="T10">test.js:297</text:span></text:p>
      <text:p text:style-name="P11"><text:span text:style-name="T11">this is validate json </text:span><text:span text:style-name="T10">validateuserMethods.js:10</text:span></text:p>
      <text:p text:style-name="P12"><text:span text:style-name="T12">Object {status: 1, response: Object}</text:span></text:p>
      <text:list text:style-name="L1">
        <text:list-item>
          <text:p text:style-name="P13"><text:span text:style-name="T11">response: Object</text:span></text:p>
          <text:list>
            <text:list-item>
              <text:p text:style-name="P14"><text:span text:style-name="T11">message: "This is a valid user"</text:span></text:p>
            </text:list-item>
            <text:list-item>
              <text:p text:style-name="P14"><text:span text:style-name="T11">__proto__: Object</text:span></text:p>
            </text:list-item>
          </text:list>
        </text:list-item>
        <text:list-item>
          <text:p text:style-name="P13"><text:span text:style-name="T11">status: 1</text:span></text:p>
        </text:list-item>
        <text:list-item>
          <text:p text:style-name="P13"><text:span text:style-name="T11">__proto__: Object</text:span></text:p>
        </text:list-item>
      </text:list>
      <text:p text:style-name="P11"><text:span text:style-name="T10">validateuserMethods.js:11</text:span></text:p>
      <text:p text:style-name="P11"><text:span text:style-name="T11">callback 0. result of validateuser is </text:span><text:span text:style-name="T10">test.js:294</text:span></text:p>
      <text:p text:style-name="P11"><text:span text:style-name="T11">callback 0. Status success </text:span><text:span text:style-name="T10">test.js:295</text:span></text:p>
      <text:p text:style-name="P11"><text:span text:style-name="T11">callback 0. message of validateuser is </text:span><text:span text:style-name="T10">test.js:296</text:span></text:p>
      <text:p text:style-name="P11"><text:span text:style-name="T11">callback 0. This is a valid user </text:span><text:span text:style-name="T10">test.js:297</text:span></text:p>
      <text:p text:style-name="P11"><text:span text:style-name="T11">this is validate json </text:span><text:span text:style-name="T10">validateuserMethods.js:10</text:span></text:p>
      <text:p text:style-name="P12"><text:span text:style-name="T12">Object {status: 0, response: Object}</text:span></text:p>
      <text:list text:style-name="L1">
        <text:list-item>
          <text:p text:style-name="P13"><text:span text:style-name="T11">response: Object</text:span></text:p>
          <text:list>
            <text:list-item>
              <text:p text:style-name="P14"><text:span text:style-name="T11">message: "This is not a valid user"</text:span></text:p>
            </text:list-item>
            <text:list-item>
              <text:p text:style-name="P14"><text:span text:style-name="T11">__proto__: Object</text:span></text:p>
            </text:list-item>
          </text:list>
        </text:list-item>
        <text:list-item>
          <text:p text:style-name="P13"><text:span text:style-name="T11">status: 0</text:span></text:p>
        </text:list-item>
        <text:list-item>
          <text:p text:style-name="P13"><text:span text:style-name="T11">__proto__: Object</text:span></text:p>
        </text:list-item>
      </text:list>
      <text:p text:style-name="P11"><text:span text:style-name="T10">validateuserMethods.js:11</text:span></text:p>
      <text:p text:style-name="P11"><text:span text:style-name="T11">callback 2. result of validateuser is </text:span><text:span text:style-name="T10">test.js:294</text:span></text:p>
      <text:p text:style-name="P11"><text:span text:style-name="T11">callback 2. Status fail </text:span><text:span text:style-name="T10">test.js:295</text:span></text:p>
      <text:p text:style-name="P11"><text:span text:style-name="T11">callback 2. message of validateuser is </text:span><text:span text:style-name="T10">test.js:296</text:span></text:p>
      <text:p text:style-name="P11"><text:span text:style-name="T11">callback 2. This is not a valid user </text:span><text:span text:style-name="T10">test.js:297</text:span></text:p>
      <text:p text:style-name="P11"><text:span text:style-name="T11">this is validate json </text:span><text:span text:style-name="T10">validateuserMethods.js:10</text:span></text:p>
      <text:p text:style-name="P12"><text:span text:style-name="T12">Object {status: 0, response: Object}</text:span></text:p>
      <text:list text:style-name="L1">
        <text:list-item>
          <text:p text:style-name="P13"><text:span text:style-name="T11">response: Object</text:span></text:p>
          <text:list>
            <text:list-item>
              <text:p text:style-name="P14"><text:span text:style-name="T11">message: "This is not a valid user"</text:span></text:p>
            </text:list-item>
            <text:list-item>
              <text:p text:style-name="P14"><text:span text:style-name="T11">__proto__: Object</text:span></text:p>
            </text:list-item>
          </text:list>
        </text:list-item>
        <text:list-item>
          <text:p text:style-name="P13"><text:span text:style-name="T11">status: 0</text:span></text:p>
        </text:list-item>
        <text:list-item>
          <text:p text:style-name="P13"><text:span text:style-name="T11">__proto__: Object</text:span></text:p>
        </text:list-item>
      </text:list>
      <text:p text:style-name="P11"><text:span text:style-name="T10">validateuserMethods.js:11</text:span></text:p>
      <text:p text:style-name="P11"><text:span text:style-name="T11">callback 4. result of validateuser is </text:span><text:span text:style-name="T10">test.js:294</text:span></text:p>
      <text:p text:style-name="P11"><text:span text:style-name="T11">callback 4. Status fail </text:span><text:span text:style-name="T10">test.js:295</text:span></text:p>
      <text:p text:style-name="P11"><text:span text:style-name="T11">callback 4. message of validateuser is </text:span><text:span text:style-name="T10">test.js:296</text:span></text:p>
      <text:p text:style-name="P11"><text:span text:style-name="T11">callback 4. This is not a valid user </text:span><text:span text:style-name="T10">test.js:297</text:span></text:p>
      <text:p text:style-name="P11"><text:span text:style-name="T11">this is validate json </text:span><text:span text:style-name="T10">validateuserMethods.js:10</text:span></text:p>
      <text:p text:style-name="P12"><text:span text:style-name="T12">Object {status: 0, response: Object}</text:span></text:p>
      <text:list text:style-name="L1">
        <text:list-item>
          <text:p text:style-name="P13"><text:span text:style-name="T11">response: Object</text:span></text:p>
          <text:list>
            <text:list-item>
              <text:p text:style-name="P14"><text:span text:style-name="T11">message: "This is not a valid user"</text:span></text:p>
            </text:list-item>
            <text:list-item>
              <text:p text:style-name="P14"><text:span text:style-name="T11">__proto__: Object</text:span></text:p>
            </text:list-item>
          </text:list>
        </text:list-item>
        <text:list-item>
          <text:p text:style-name="P13"><text:span text:style-name="T11">status: 0</text:span></text:p>
        </text:list-item>
        <text:list-item>
          <text:p text:style-name="P13"><text:span text:style-name="T11">__proto__: Object</text:span></text:p>
        </text:list-item>
      </text:list>
      <text:p text:style-name="P11"><text:span text:style-name="T10">validateuserMethods.js:11</text:span></text:p>
      <text:p text:style-name="P11"><text:span text:style-name="T11">callback 3. result of validateuser is </text:span><text:span text:style-name="T10">test.js:294</text:span></text:p>
      <text:p text:style-name="P11"><text:span text:style-name="T11">callback 3. Status fail </text:span><text:span text:style-name="T10">test.js:295</text:span></text:p>
      <text:p text:style-name="P11"><text:span text:style-name="T11">callback 3. message of validateuser is </text:span><text:span text:style-name="T10">test.js:296</text:span></text:p>
      <text:p text:style-name="P11"><text:span text:style-name="T11">callback 3. This is not a valid user </text:span><text:span text:style-name="T10">test.js:29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office:meta>
</office:document-meta>
</file>